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1a92" officeooo:paragraph-rsid="00151a92"/>
    </style:style>
    <style:style style:name="P2" style:family="paragraph" style:parent-style-name="Standard">
      <style:paragraph-properties fo:text-align="start" style:justify-single-word="false"/>
      <style:text-properties fo:font-weight="bold" officeooo:rsid="00151a92" officeooo:paragraph-rsid="00151a92" style:font-weight-asian="bold" style:font-weight-complex="bold"/>
    </style:style>
    <style:style style:name="P3" style:family="paragraph" style:parent-style-name="Standard">
      <style:paragraph-properties fo:text-align="start" style:justify-single-word="false"/>
      <style:text-properties fo:font-weight="bold" officeooo:rsid="0015e32e" officeooo:paragraph-rsid="0015e32e" style:font-weight-asian="bold" style:font-weight-complex="bold"/>
    </style:style>
    <style:style style:name="P4" style:family="paragraph" style:parent-style-name="Standard">
      <style:paragraph-properties fo:text-align="start" style:justify-single-word="false"/>
      <style:text-properties fo:font-weight="bold" officeooo:rsid="00160932" officeooo:paragraph-rsid="00160932" style:font-weight-asian="bold" style:font-weight-complex="bold"/>
    </style:style>
    <style:style style:name="P5" style:family="paragraph" style:parent-style-name="Standard">
      <style:paragraph-properties fo:text-align="start" style:justify-single-word="false"/>
      <style:text-properties fo:font-weight="normal" officeooo:rsid="0015e32e" officeooo:paragraph-rsid="0015e32e" style:font-weight-asian="normal" style:font-weight-complex="normal"/>
    </style:style>
    <style:style style:name="P6" style:family="paragraph" style:parent-style-name="Standard">
      <style:paragraph-properties fo:text-align="start" style:justify-single-word="false"/>
      <style:text-properties fo:font-weight="normal" officeooo:rsid="00160932" officeooo:paragraph-rsid="00160932" style:font-weight-asian="normal" style:font-weight-complex="normal"/>
    </style:style>
    <style:style style:name="P7" style:family="paragraph" style:parent-style-name="Standard">
      <style:paragraph-properties fo:text-align="start" style:justify-single-word="false"/>
      <style:text-properties fo:font-weight="bold" officeooo:rsid="0020c8dd" officeooo:paragraph-rsid="0020c8dd" style:font-weight-asian="bold" style:font-weight-complex="bold"/>
    </style:style>
    <style:style style:name="P8" style:family="paragraph" style:parent-style-name="Standard">
      <style:paragraph-properties fo:text-align="start" style:justify-single-word="false"/>
      <style:text-properties fo:font-weight="normal" officeooo:rsid="0020c8dd" officeooo:paragraph-rsid="0020c8d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4 Notes</text:p>
      <text:p text:style-name="P1">DH</text:p>
      <text:p text:style-name="P1"/>
      <text:p text:style-name="P2">Chapter Eight:</text:p>
      <text:p text:style-name="P3">8.1:</text:p>
      <text:p text:style-name="P5">static class members do not belong to the objects being instantiated, they belong to the class directly. Each class has a set of fields or instance fields. Box.setLength(10); is an example. This will store the value of ten in the length field belonging to the instance referenced by Box. Values stored in static fields are not stored as a class instance. Class instances do not necessarily need to exist for values to be stored in the class’ static field. </text:p>
      <text:p text:style-name="P5">Static Fields</text:p>
      <text:p text:style-name="P5">When a field is declared with the key word static, there will be only one copy of the field in memory, regardless of the number of instances of the class that might exist. A single copy of a class’s static field is shared by all instances of the class. For example, the Countable class shown in Code Listing 8-1 uses a static field to keep count of the number of instances of the class that are created.</text:p>
      <text:p text:style-name="P5"/>
      <text:p text:style-name="P5"/>
      <text:p text:style-name="P5">Code Listing 8-1 (Countable.java)</text:p>
      <text:p text:style-name="P5"><text:s/>1 <text:s text:c="2"/>/**</text:p>
      <text:p text:style-name="P5"><text:s/>2 <text:s text:c="4"/>This class demonstrates a static field.</text:p>
      <text:p text:style-name="P5"><text:s/>3 <text:s/>*/</text:p>
      <text:p text:style-name="P5"><text:s/>4</text:p>
      <text:p text:style-name="P5"><text:s/>5 <text:s/>public class Countable</text:p>
      <text:p text:style-name="P5"><text:s/>6 <text:s/>{</text:p>
      <text:p text:style-name="P5"><text:s/>7 <text:s text:c="4"/>private static int instanceCount = 0;</text:p>
      <text:p text:style-name="P5"><text:s/>8</text:p>
      <text:p text:style-name="P5"><text:s/>9 <text:s text:c="3"/>/**</text:p>
      <text:p text:style-name="P5">10 <text:s text:c="6"/>The constructor increments the static</text:p>
      <text:p text:style-name="P5">11 <text:s text:c="6"/>field instanceCount. This keeps track</text:p>
      <text:p text:style-name="P5">12 <text:s text:c="6"/>of the number of instances of this</text:p>
      <text:p text:style-name="P5">13 <text:s text:c="6"/>class that are created.</text:p>
      <text:p text:style-name="P5">14 <text:s text:c="4"/>*/</text:p>
      <text:p text:style-name="P5">15</text:p>
      <text:p text:style-name="P5">16 <text:s text:c="4"/>public Countable()</text:p>
      <text:p text:style-name="P5">17 <text:s text:c="4"/>{</text:p>
      <text:p text:style-name="P5">18 <text:s text:c="7"/>instanceCount++;</text:p>
      <text:p text:style-name="P5">19 <text:s text:c="4"/>}</text:p>
      <text:p text:style-name="P5">20</text:p>
      <text:p text:style-name="P5">21 <text:s text:c="3"/>/**</text:p>
      <text:p text:style-name="P5">22 <text:s text:c="7"/>The getInstanceCount method returns</text:p>
      <text:p text:style-name="P5">23 <text:s text:c="7"/>the number of instances of this class</text:p>
      <text:p text:style-name="P5">24 <text:s text:c="7"/>that have been created.</text:p>
      <text:p text:style-name="P5">25 <text:s text:c="7"/>@return The value in the instanceCount field.</text:p>
      <text:p text:style-name="P5">26 <text:s text:c="3"/>*/</text:p>
      <text:p text:style-name="P5">27</text:p>
      <text:p text:style-name="P5">28 <text:s text:c="4"/>public int getInstanceCount()</text:p>
      <text:p text:style-name="P5">29 <text:s text:c="4"/>{</text:p>
      <text:p text:style-name="P5">30 <text:s text:c="7"/>return instanceCount;</text:p>
      <text:p text:style-name="P5">31 <text:s text:c="4"/>}</text:p>
      <text:p text:style-name="P5"><text:soft-page-break/>32 <text:s/>}</text:p>
      <text:p text:style-name="P5"/>
      <text:p text:style-name="P5"/>
      <text:p text:style-name="P5">Code Listing 8-2 (StaticDemo.java)</text:p>
      <text:p text:style-name="P5"><text:s/>1 <text:s/>/**</text:p>
      <text:p text:style-name="P5"><text:s/>2 <text:s text:c="4"/>This program demonstrates the Countable class.</text:p>
      <text:p text:style-name="P5"><text:s/>3 <text:s/>*/</text:p>
      <text:p text:style-name="P5"><text:s/>4</text:p>
      <text:p text:style-name="P5"><text:s/>5 <text:s/>public class StaticDemo</text:p>
      <text:p text:style-name="P5"><text:s/>6 <text:s/>{</text:p>
      <text:p text:style-name="P5"><text:s/>7 <text:s text:c="4"/>public static void main(String[] args)</text:p>
      <text:p text:style-name="P5"><text:s/>8 <text:s text:c="4"/>{</text:p>
      <text:p text:style-name="P5"><text:s/>9 <text:s text:c="7"/>int objectCount;</text:p>
      <text:p text:style-name="P5">10</text:p>
      <text:p text:style-name="P5">11 <text:s text:c="7"/>// Create three instances of the</text:p>
      <text:p text:style-name="P5">12 <text:s text:c="7"/>// Countable class.</text:p>
      <text:p text:style-name="P5">13 <text:s text:c="7"/>Countable object1 = new Countable();</text:p>
      <text:p text:style-name="P5">14 <text:s text:c="7"/>Countable object2 = new Countable();</text:p>
      <text:p text:style-name="P5">15 <text:s text:c="7"/>Countable object3 = new Countable();</text:p>
      <text:p text:style-name="P5">16</text:p>
      <text:p text:style-name="P5">17 <text:s text:c="7"/>// Get the number of instances from</text:p>
      <text:p text:style-name="P5">18 <text:s text:c="7"/>// the class's static field.</text:p>
      <text:p text:style-name="P5">19 <text:s text:c="7"/>objectCount = object1.getInstanceCount();</text:p>
      <text:p text:style-name="P5">20 <text:s text:c="7"/>System.out.println(objectCount +</text:p>
      <text:p text:style-name="P5">21 <text:s text:c="26"/>" instances of the class " +</text:p>
      <text:p text:style-name="P5">22 <text:s text:c="26"/>"were created.");</text:p>
      <text:p text:style-name="P5">23 <text:s text:c="4"/>}</text:p>
      <text:p text:style-name="P5">24 <text:s/>}</text:p>
      <text:p text:style-name="P5"/>
      <text:p text:style-name="P5"/>
      <text:p text:style-name="P5"/>
      <text:p text:style-name="P5">Static Methods</text:p>
      <text:p text:style-name="P5">When a class contains a static method, it isn’t necessary for an instance of the class to be created in order to execute the method. The program in Code Listing 8-3 shows an example of a class with static methods.</text:p>
      <text:p text:style-name="P5"/>
      <text:p text:style-name="P5">Code Listing 8-3 (Metric.java)</text:p>
      <text:p text:style-name="P5"><text:s/>1 <text:s/>/**</text:p>
      <text:p text:style-name="P5"><text:s/>2 <text:s text:c="4"/>This class demonstrates static methods.</text:p>
      <text:p text:style-name="P5"><text:s/>3 <text:s/>*/</text:p>
      <text:p text:style-name="P5"><text:s/>4</text:p>
      <text:p text:style-name="P5"><text:s/>5 <text:s/>public class Metric</text:p>
      <text:p text:style-name="P5"><text:s/>6 <text:s/>{</text:p>
      <text:p text:style-name="P5"><text:s/>7 <text:s text:c="4"/>/**</text:p>
      <text:p text:style-name="P5"><text:s/>8 <text:s text:c="7"/>The milesToKilometers method converts a</text:p>
      <text:p text:style-name="P5"><text:s/>9 <text:s text:c="7"/>distance in miles to kilometers.</text:p>
      <text:p text:style-name="P5">10 <text:s text:c="7"/>@param m The distance in miles.</text:p>
      <text:p text:style-name="P5">11 <text:s text:c="7"/>@return The distance in kilometers.</text:p>
      <text:p text:style-name="P5">12 <text:s text:c="4"/>*/</text:p>
      <text:p text:style-name="P5"><text:soft-page-break/>13</text:p>
      <text:p text:style-name="P5">14 <text:s text:c="4"/>public static double milesToKilometers(double m)</text:p>
      <text:p text:style-name="P5">15 <text:s text:c="4"/>{</text:p>
      <text:p text:style-name="P5">16 <text:s text:c="7"/>return m * 1.609;</text:p>
      <text:p text:style-name="P5">17 <text:s text:c="4"/>}</text:p>
      <text:p text:style-name="P5">18</text:p>
      <text:p text:style-name="P5">19 <text:s text:c="4"/>/**</text:p>
      <text:p text:style-name="P5">20 <text:s text:c="7"/>The kilometersToMiles method converts</text:p>
      <text:p text:style-name="P5">21 <text:s text:c="7"/>a distance in kilometers to miles.</text:p>
      <text:p text:style-name="P5">22 <text:s text:c="7"/>@param k The distance in kilometers.</text:p>
      <text:p text:style-name="P5">23 <text:s text:c="7"/>@return The distance in miles.</text:p>
      <text:p text:style-name="P5">24 <text:s text:c="4"/>*/</text:p>
      <text:p text:style-name="P5">25</text:p>
      <text:p text:style-name="P5">26 <text:s text:c="4"/>public static double kilometersToMiles(double k)</text:p>
      <text:p text:style-name="P5">27 <text:s text:c="4"/>{</text:p>
      <text:p text:style-name="P5">28 <text:s text:c="7"/>return k / 1.609;</text:p>
      <text:p text:style-name="P5">29 <text:s text:c="4"/>}</text:p>
      <text:p text:style-name="P5">30 <text:s/>}</text:p>
      <text:p text:style-name="P5"/>
      <text:p text:style-name="P5">by virtue of the static modifier existing the methods are static methods and belong to the class, in fact they can be called even when an instance does not exist. </text:p>
      <text:p text:style-name="P5"/>
      <text:p text:style-name="P5"><text:s/>1 <text:s/>import javax.swing.JOptionPane;</text:p>
      <text:p text:style-name="P5"><text:s/>2</text:p>
      <text:p text:style-name="P5"><text:s/>3 <text:s/>/**</text:p>
      <text:p text:style-name="P5"><text:s/>4 <text:s text:c="4"/>This program demonstrates the Metric class.</text:p>
      <text:p text:style-name="P5"><text:s/>5 <text:s/>*/</text:p>
      <text:p text:style-name="P5"><text:s/>6</text:p>
      <text:p text:style-name="P5"><text:s/>7 <text:s/>public class MetricDemo</text:p>
      <text:p text:style-name="P5"><text:s/>8 <text:s/>{</text:p>
      <text:p text:style-name="P5"><text:s/>9 <text:s text:c="4"/>public static void main(String[] args)</text:p>
      <text:p text:style-name="P5">10 <text:s text:c="4"/>{</text:p>
      <text:p text:style-name="P5">11 <text:s text:c="7"/>String input; // To hold input</text:p>
      <text:p text:style-name="P5">12 <text:s text:c="7"/>double miles; // A distance in miles</text:p>
      <text:p text:style-name="P5">13 <text:s text:c="7"/>double kilos; // A distance in kilometers</text:p>
      <text:p text:style-name="P5">14</text:p>
      <text:p text:style-name="P5">15 <text:s text:c="7"/>// Get a distance in miles.</text:p>
      <text:p text:style-name="P5">16 <text:s text:c="7"/>input = JOptionPane.showInputDialog("Enter " +</text:p>
      <text:p text:style-name="P5">17 <text:s text:c="30"/>"a distance in miles.");</text:p>
      <text:p text:style-name="P5">18 <text:s text:c="7"/>miles = Double.parseDouble(input);</text:p>
      <text:p text:style-name="P5">19</text:p>
      <text:p text:style-name="P5">20 <text:s text:c="7"/>// Convert the distance to kilometers.</text:p>
      <text:p text:style-name="P5">21 <text:s text:c="7"/>kilos = Metric.milesToKilometers(miles);</text:p>
      <text:p text:style-name="P5">22 <text:s text:c="7"/>JOptionPane.showMessageDialog(null,</text:p>
      <text:p text:style-name="P5">23 <text:s text:c="9"/>String.format("%,.2f miles equals %,.2f kilometers.",</text:p>
      <text:p text:style-name="P5">24 <text:s text:c="23"/>miles, kilos));</text:p>
      <text:p text:style-name="P5">25</text:p>
      <text:p text:style-name="P5">26 <text:s text:c="7"/>// Get a distance in kilometers.</text:p>
      <text:p text:style-name="P5">27 <text:s text:c="7"/>input = JOptionPane.showInputDialog("Enter " +</text:p>
      <text:p text:style-name="P5"><text:soft-page-break/>28 <text:s text:c="24"/>"a distance in kilometers: ");</text:p>
      <text:p text:style-name="P5">29 <text:s text:c="7"/>kilos = Double.parseDouble(input);</text:p>
      <text:p text:style-name="P5">30</text:p>
      <text:p text:style-name="P5">31 <text:s text:c="7"/>// Convert the distance to kilometers.</text:p>
      <text:p text:style-name="P5">32 <text:s text:c="7"/>miles = Metric.kilometersToMiles(kilos);</text:p>
      <text:p text:style-name="P5">33 <text:s text:c="7"/>JOptionPane.showMessageDialog(null,</text:p>
      <text:p text:style-name="P5">34 <text:s text:c="9"/>String.format("%,.2f kilometers equals %,.2f miles.",</text:p>
      <text:p text:style-name="P5">35 <text:s text:c="23"/>kilos, miles));</text:p>
      <text:p text:style-name="P5">36</text:p>
      <text:p text:style-name="P5">37 <text:s text:c="7"/>System.exit(0);</text:p>
      <text:p text:style-name="P5">38 <text:s text:c="4"/>}</text:p>
      <text:p text:style-name="P5">39 <text:s/>}</text:p>
      <text:p text:style-name="P5"/>
      <text:p text:style-name="P5"/>
      <text:p text:style-name="P3">8.2:</text:p>
      <text:p text:style-name="P5">to pass an object as a method argument then you would need to pass the object reference.</text:p>
      <text:p text:style-name="P5"/>
      <text:p text:style-name="P5">In Chapter 5, we discussed how primitive values, as well as references to String objects, can be passed as arguments to methods.For example, recall that in Chapter 6, we developed a Rectangle class.Code Listing 8-5Rectangle</text:p>
      <text:p text:style-name="P5">Code Listing 8-5 (PassObject.java)</text:p>
      <text:p text:style-name="P5"><text:s/>1 <text:s/>/**</text:p>
      <text:p text:style-name="P5"><text:s/>2 <text:s text:c="4"/>This program passes an object as an argument.</text:p>
      <text:p text:style-name="P5"><text:s/>3 <text:s/>*/</text:p>
      <text:p text:style-name="P5"><text:s/>4 </text:p>
      <text:p text:style-name="P5"><text:s/>5 <text:s/>public class PassObject</text:p>
      <text:p text:style-name="P5"><text:s/>6 <text:s/>{</text:p>
      <text:p text:style-name="P5"><text:s/>7 <text:s text:c="4"/>public static void main(String[] args)</text:p>
      <text:p text:style-name="P5"><text:s/>8 <text:s text:c="4"/>{</text:p>
      <text:p text:style-name="P5"><text:s/>9 <text:s text:c="7"/>// Create a Rectangle object.</text:p>
      <text:p text:style-name="P5">10 <text:s text:c="7"/>Rectangle box = new Rectangle(12.0, 5.0);</text:p>
      <text:p text:style-name="P5">11 </text:p>
      <text:p text:style-name="P5">12 <text:s text:c="7"/>// Pass a reference to the object to</text:p>
      <text:p text:style-name="P5">13 <text:s text:c="7"/>// the displayRectangle method.</text:p>
      <text:p text:style-name="P5">14 <text:s text:c="7"/>displayRectangle(box);</text:p>
      <text:p text:style-name="P5">15 <text:s text:c="4"/>}</text:p>
      <text:p text:style-name="P5">16 </text:p>
      <text:p text:style-name="P5">17 <text:s text:c="4"/>/**</text:p>
      <text:p text:style-name="P5">18 <text:s text:c="7"/>The displayRectangle method displays the</text:p>
      <text:p text:style-name="P5">19 <text:s text:c="7"/>length and width of a rectangle.</text:p>
      <text:p text:style-name="P5">20 <text:s text:c="7"/>@param r A reference to a Rectangle</text:p>
      <text:p text:style-name="P5">21 <text:s text:c="16"/>object.</text:p>
      <text:p text:style-name="P5">22 <text:s text:c="4"/>*/</text:p>
      <text:p text:style-name="P5">23 </text:p>
      <text:p text:style-name="P5">24 <text:s text:c="4"/>public static void displayRectangle(Rectangle r)</text:p>
      <text:p text:style-name="P5">25 <text:s text:c="4"/>{</text:p>
      <text:p text:style-name="P5">26 <text:s text:c="7"/>// Display the length and width.</text:p>
      <text:p text:style-name="P5">27 <text:s text:c="7"/>System.out.println("Length : " + r.getLength() +</text:p>
      <text:p text:style-name="P5">28 <text:s text:c="26"/>" Width : " + r.getWidth());</text:p>
      <text:p text:style-name="P5"><text:soft-page-break/>29 <text:s text:c="4"/>}</text:p>
      <text:p text:style-name="P5">30 <text:s/>}</text:p>
      <text:p text:style-name="P5">Program Output</text:p>
      <text:p text:style-name="P5">Length : 12.0 Width : 5.0</text:p>
      <text:p text:style-name="P5"/>
      <text:p text:style-name="P5"/>
      <text:p text:style-name="P5">In this program’s main method, the box variable is a Rectangle reference variable. In line 14 its value is passed as an argument to the displayRectangle method. The displayRectangle method has a parameter variable, r, which is also a Rectangle reference variable, that receives the argument.</text:p>
      <text:p text:style-name="P5"/>
      <text:p text:style-name="P5">Recall that a reference variable holds the memory address of an object. When the displayRectangle method is called, the address that is stored in box is passed into the r parameter variable. This is illustrated in Figure 8-3. This means that when the displayRectangle method is executing, box and r both reference the same object. This is illustrated in Figure 8-4.</text:p>
      <text:p text:style-name="P5"/>
      <text:p text:style-name="P5"/>
      <text:p text:style-name="P5"/>
      <text:p text:style-name="P5">Recall from Chapter 5 that when a variable is passed as an argument to a method, it is said to be passed by value. This means that a copy of the variable’s value is passed into the method’s parameter. When the method changes the contents of the parameter variable, it does not affect the contents of the original variable that was passed as an argument. When a reference variable is passed as an argument to a method, however, the method has access to the object that the variable references. As you can see from Figure 8-4, the displayRectangle method has access to the same Rectangle object that the box variable references. When a method receives an object reference as an argument, it is possible for the method to modify the contents of the object referenced by the variable. This is demonstrated in Code Listing 8-6.</text:p>
      <text:p text:style-name="P5"/>
      <text:p text:style-name="P5">Code Listing 8-6 (PassObject2.java)</text:p>
      <text:p text:style-name="P5"><text:s/>1 <text:s/>/**</text:p>
      <text:p text:style-name="P5"><text:s/>2 <text:s text:c="4"/>This program passes an object as an argument.</text:p>
      <text:p text:style-name="P5"><text:s/>3 <text:s text:c="4"/>The object is modified by the receiving method.</text:p>
      <text:p text:style-name="P5"><text:s/>4 <text:s/>*/</text:p>
      <text:p text:style-name="P5"><text:s/>5 </text:p>
      <text:p text:style-name="P5"><text:s/>6 <text:s/>public class PassObject2</text:p>
      <text:p text:style-name="P5"><text:s/>7 <text:s/>{</text:p>
      <text:p text:style-name="P5"><text:s/>8 <text:s text:c="4"/>public static void main(String[] args)</text:p>
      <text:p text:style-name="P5"><text:s/>9 <text:s text:c="4"/>{</text:p>
      <text:p text:style-name="P5">10 <text:s text:c="7"/>// Create a Rectangle object.</text:p>
      <text:p text:style-name="P5">11 <text:s text:c="7"/>Rectangle box = new Rectangle(12.0, 5.0);</text:p>
      <text:p text:style-name="P5">12 </text:p>
      <text:p text:style-name="P5">13 <text:s text:c="7"/>// Display the object's contents.</text:p>
      <text:p text:style-name="P5">14 <text:s text:c="7"/>System.out.println("Contents of the box object:");</text:p>
      <text:p text:style-name="P5">15 <text:s text:c="7"/>System.out.println("Length : " + box.getLength() +</text:p>
      <text:p text:style-name="P5">16 <text:s text:c="26"/>" Width : " + box.getWidth());</text:p>
      <text:p text:style-name="P5">17 </text:p>
      <text:p text:style-name="P5">18 <text:s text:c="7"/>// Pass a reference to the object to the</text:p>
      <text:p text:style-name="P5">19 <text:s text:c="7"/>// changeRectangle method.</text:p>
      <text:p text:style-name="P5">20 <text:s text:c="7"/>changeRectangle(box);</text:p>
      <text:p text:style-name="P5">21 </text:p>
      <text:p text:style-name="P5">22 <text:s text:c="7"/>// Display the object's contents again.</text:p>
      <text:p text:style-name="P5"><text:soft-page-break/>23 <text:s text:c="7"/>System.out.println("\nNow the contents of the " +</text:p>
      <text:p text:style-name="P5">24 <text:s text:c="26"/>"box object are:");</text:p>
      <text:p text:style-name="P5">25 <text:s text:c="7"/>System.out.println("Length : " + box.getLength() +</text:p>
      <text:p text:style-name="P5">26 <text:s text:c="26"/>" Width : " + box.getWidth());</text:p>
      <text:p text:style-name="P5">27 <text:s text:c="4"/>}</text:p>
      <text:p text:style-name="P5">28 </text:p>
      <text:p text:style-name="P5">29 <text:s text:c="4"/>/**</text:p>
      <text:p text:style-name="P5">30 <text:s text:c="7"/>The changeRectangle method sets a Rectangle</text:p>
      <text:p text:style-name="P5">31 <text:s text:c="7"/>object's length and width to 0.</text:p>
      <text:p text:style-name="P5">32 <text:s text:c="7"/>@param r The Rectangle object to change.</text:p>
      <text:p text:style-name="P5">33 <text:s text:c="4"/>*/</text:p>
      <text:p text:style-name="P5">34 </text:p>
      <text:p text:style-name="P5">35 <text:s text:c="4"/>public static void changeRectangle(Rectangle r)</text:p>
      <text:p text:style-name="P5">36 <text:s text:c="4"/>{</text:p>
      <text:p text:style-name="P5">37 <text:s text:c="7"/>r.setLength(0.0);</text:p>
      <text:p text:style-name="P5">38 <text:s text:c="7"/>r.setWidth(0.0);</text:p>
      <text:p text:style-name="P5">39 <text:s text:c="4"/>}</text:p>
      <text:p text:style-name="P5">40 <text:s/>}</text:p>
      <text:p text:style-name="P5"/>
      <text:p text:style-name="P5"/>
      <text:p text:style-name="P5"/>
      <text:p text:style-name="P3">8.3:</text:p>
      <text:p text:style-name="P5">methods can return a reference to an object.</text:p>
      <text:p text:style-name="P5"/>
      <text:p text:style-name="P5">Just as methods can be written to return an int, double, float, or other primitive data type, they can also be written to return a reference to an object. For example, recall the BankAccount class that was discussed in Chapter 6. The program in Code Listing 8-7 uses a method, getAccount, which returns a reference to a BankAccount object. Figure 8-5 shows example interaction with the program.</text:p>
      <text:p text:style-name="P5"/>
      <text:p text:style-name="P5">Code Listing 8-7 (ReturnObject.java)</text:p>
      <text:p text:style-name="P5"><text:s/>1 import javax.swing.JOptionPane;</text:p>
      <text:p text:style-name="P5"><text:s/>2 </text:p>
      <text:p text:style-name="P5"><text:s/>3 /**</text:p>
      <text:p text:style-name="P5"><text:s/>4 <text:s text:c="3"/>This program demonstrates how a method</text:p>
      <text:p text:style-name="P5"><text:s/>5 <text:s text:c="3"/>can return a reference to an object.</text:p>
      <text:p text:style-name="P5"><text:s/>6 */</text:p>
      <text:p text:style-name="P5"><text:s/>7 </text:p>
      <text:p text:style-name="P5"><text:s/>8 public class ReturnObject</text:p>
      <text:p text:style-name="P5"><text:s/>9 {</text:p>
      <text:p text:style-name="P5">10 <text:s text:c="3"/>public static void main(String[] args)</text:p>
      <text:p text:style-name="P5">11 <text:s text:c="3"/>{</text:p>
      <text:p text:style-name="P5">12 <text:s text:c="6"/>BankAccount account;</text:p>
      <text:p text:style-name="P5">13 </text:p>
      <text:p text:style-name="P5">14 <text:s text:c="6"/>// Get a reference to a BankAccount object.</text:p>
      <text:p text:style-name="P5">15 <text:s text:c="6"/>account = getAccount();</text:p>
      <text:p text:style-name="P5">16 </text:p>
      <text:p text:style-name="P5">17 <text:s text:c="6"/>// Display the account's balance.</text:p>
      <text:p text:style-name="P5">18 <text:s text:c="6"/>JOptionPane.showMessageDialog(null,</text:p>
      <text:p text:style-name="P5">19 <text:s text:c="15"/>"The account has a balance of $" +</text:p>
      <text:p text:style-name="P5"><text:soft-page-break/>20 <text:s text:c="15"/>account.getBalance());</text:p>
      <text:p text:style-name="P5">21 </text:p>
      <text:p text:style-name="P5">22 <text:s text:c="6"/>System.exit(0);</text:p>
      <text:p text:style-name="P5">23 <text:s text:c="3"/>}</text:p>
      <text:p text:style-name="P5">24 </text:p>
      <text:p text:style-name="P5">25 <text:s text:c="3"/>/**</text:p>
      <text:p text:style-name="P5">26 <text:s text:c="6"/>The getAccount method creates a BankAccount</text:p>
      <text:p text:style-name="P5">27 <text:s text:c="6"/>object with the balance specified by the</text:p>
      <text:p text:style-name="P5">28 <text:s text:c="6"/>user.</text:p>
      <text:p text:style-name="P5">29 <text:s text:c="6"/>@return A reference to the object.</text:p>
      <text:p text:style-name="P5">30 <text:s text:c="3"/>*/</text:p>
      <text:p text:style-name="P5">31 </text:p>
      <text:p text:style-name="P5">32 <text:s text:c="3"/>public static BankAccount getAccount()</text:p>
      <text:p text:style-name="P5">33 <text:s text:c="3"/>{</text:p>
      <text:p text:style-name="P5">34 <text:s text:c="6"/>String input; <text:s text:c="6"/>// To hold input</text:p>
      <text:p text:style-name="P5">35 <text:s text:c="6"/>double balance; <text:s text:c="4"/>// Account balance</text:p>
      <text:p text:style-name="P5">36 </text:p>
      <text:p text:style-name="P5">37 <text:s text:c="6"/>// Get the balance from the user.</text:p>
      <text:p text:style-name="P5">38 <text:s text:c="6"/>input = JOptionPane.showInputDialog("Enter " +</text:p>
      <text:p text:style-name="P5">39 <text:s text:c="30"/>"the account balance.");</text:p>
      <text:p text:style-name="P5">40 <text:s text:c="6"/>balance = Double.parseDouble(input);</text:p>
      <text:p text:style-name="P5">41 </text:p>
      <text:p text:style-name="P5">42 <text:s text:c="6"/>// Create a BankAccount object and return</text:p>
      <text:p text:style-name="P5">43 <text:s text:c="6"/>// a reference to it.</text:p>
      <text:p text:style-name="P5">44 <text:s text:c="6"/>return new BankAccount(balance);</text:p>
      <text:p text:style-name="P5">45 <text:s text:c="3"/>}</text:p>
      <text:p text:style-name="P5">46 }</text:p>
      <text:p text:style-name="P5"/>
      <text:p text:style-name="P5"/>
      <text:p text:style-name="P3">8.4:</text:p>
      <text:p text:style-name="P5">the toString method can benefit many classes. </text:p>
      <text:p text:style-name="P5">Quite often we need to display a message that indicates an object’s state. An object’s state is simply the data that is stored in the object’s fields at any given moment. For example, recall that the BankAccount class has one field: balance. At any given moment, a BankAccount object’s balance field will hold some value. The value of the balance field represents the object’s state at that moment. The following might be an example of code that displays a BankAccount object’s state:</text:p>
      <text:p text:style-name="P5"/>
      <text:p text:style-name="P5">BankAccount account = new BankAccount(1500.0);</text:p>
      <text:p text:style-name="P5">System.out.println("The account balance is $" +</text:p>
      <text:p text:style-name="P5">account.getBalance());</text:p>
      <text:p text:style-name="P5"/>
      <text:p text:style-name="P5"/>
      <text:p text:style-name="P5">Quite often we need to display a message that indicates an object’s state. An object’s state is simply the data that is stored in the object’s fields at any given moment. For example, recall that the BankAccount class has one field: balance. At any given moment, a BankAccount object’s balance field will hold some value. The value of the balance field represents the object’s state at that moment. The following might be an example of code that displays a BankAccount object’s state:</text:p>
      <text:p text:style-name="P5"/>
      <text:p text:style-name="P5">BankAccount account = new BankAccount(1500.0);</text:p>
      <text:p text:style-name="P5"><text:soft-page-break/>System.out.println("The account balance is $" +</text:p>
      <text:p text:style-name="P5">account.getBalance());</text:p>
      <text:p text:style-name="P5">The first statement creates a BankAccount object, passing the value 1500.0 to the constructor. Recall that the BankAccount constructor stores this value in the balance field. After this statement executes, the account variable will reference the BankAccount object. In the second statement, the System.out.println method displays a string showing the value of the object’s balance field. The output of this statement will look like this:</text:p>
      <text:p text:style-name="P5"/>
      <text:p text:style-name="P5">The account balance is $1500.0</text:p>
      <text:p text:style-name="P5"/>
      <text:p text:style-name="P5"/>
      <text:p text:style-name="P5"/>
      <text:p text:style-name="P5">This class has two fields: symbol and sharePrice. The symbol field holds the trading symbol for the company’s stock. This is a short series of characters that are used to identify the stock on the stock exchange. For example, the XYZ Company’s stock might have the trading symbol XYZ. The sharePrice field holds the current price per share of the stock. Table 8–1 describes the class’s methods.</text:p>
      <text:p text:style-name="P5"/>
      <text:p text:style-name="P5">Table 8-1 The Stock class methods</text:p>
      <text:p text:style-name="P5">Method</text:p>
      <text:p text:style-name="P5"/>
      <text:p text:style-name="P5">Description</text:p>
      <text:p text:style-name="P5"/>
      <text:p text:style-name="P5">Constructor</text:p>
      <text:p text:style-name="P5"/>
      <text:p text:style-name="P5">This constructor accepts arguments that are assigned to the symbol and sharePrice fields.</text:p>
      <text:p text:style-name="P5"/>
      <text:p text:style-name="P5">getSymbol</text:p>
      <text:p text:style-name="P5"/>
      <text:p text:style-name="P5">This method returns the value in the symbol field.</text:p>
      <text:p text:style-name="P5"/>
      <text:p text:style-name="P5">getSharePrice</text:p>
      <text:p text:style-name="P5"/>
      <text:p text:style-name="P5">This method returns the value in the sharePrice field.</text:p>
      <text:p text:style-name="P5"/>
      <text:p text:style-name="P5">toString</text:p>
      <text:p text:style-name="P5"/>
      <text:p text:style-name="P5">This method returns a string representing the state of the object. The string will be appropriate for displaying on the screen.</text:p>
      <text:p text:style-name="P5"/>
      <text:p text:style-name="P5"/>
      <text:p text:style-name="P5">Code Listing 8-8 (Stock.java)</text:p>
      <text:p text:style-name="P5"><text:s/>1 /**</text:p>
      <text:p text:style-name="P5"><text:s/>2 <text:s text:c="3"/>The Stock class holds data about a stock.</text:p>
      <text:p text:style-name="P5"><text:s/>3 */</text:p>
      <text:p text:style-name="P5"><text:s/>4 </text:p>
      <text:p text:style-name="P5"><text:s/>5 public class Stock</text:p>
      <text:p text:style-name="P5"><text:s/>6 {</text:p>
      <text:p text:style-name="P5"><text:s/>7 <text:s text:c="3"/>private String symbol; <text:s text:c="7"/>// Trading symbol of stock</text:p>
      <text:p text:style-name="P5"><text:s/>8 <text:s text:c="3"/>private double sharePrice; <text:s text:c="3"/>// Current price per share</text:p>
      <text:p text:style-name="P5"><text:soft-page-break/><text:s/>9 </text:p>
      <text:p text:style-name="P5">10 <text:s text:c="3"/>/**</text:p>
      <text:p text:style-name="P5">11 <text:s text:c="6"/>Constructor</text:p>
      <text:p text:style-name="P5">12 <text:s text:c="6"/>@param sym The stock's trading symbol.</text:p>
      <text:p text:style-name="P5">13 <text:s text:c="6"/>@param price The stock's share price.</text:p>
      <text:p text:style-name="P5">14 <text:s text:c="3"/>*/</text:p>
      <text:p text:style-name="P5">15 </text:p>
      <text:p text:style-name="P5">16 <text:s text:c="3"/>public Stock(String sym, double price)</text:p>
      <text:p text:style-name="P5">17 <text:s text:c="3"/>{</text:p>
      <text:p text:style-name="P5">18 <text:s text:c="6"/>symbol = sym;</text:p>
      <text:p text:style-name="P5">19 <text:s text:c="6"/>sharePrice = price;</text:p>
      <text:p text:style-name="P5">20 <text:s text:c="3"/>}</text:p>
      <text:p text:style-name="P5">21 </text:p>
      <text:p text:style-name="P5">22 <text:s text:c="3"/>/**</text:p>
      <text:p text:style-name="P5">23 <text:s text:c="6"/>getSymbol method</text:p>
      <text:p text:style-name="P5">24 <text:s text:c="6"/>@return The stock's trading symbol.</text:p>
      <text:p text:style-name="P5">25 <text:s text:c="3"/>*/</text:p>
      <text:p text:style-name="P5">26 </text:p>
      <text:p text:style-name="P5">27 <text:s text:c="3"/>public String getSymbol()</text:p>
      <text:p text:style-name="P5">28 <text:s text:c="3"/>{</text:p>
      <text:p text:style-name="P5">29 <text:s text:c="6"/>return symbol;</text:p>
      <text:p text:style-name="P5">30 <text:s text:c="3"/>}</text:p>
      <text:p text:style-name="P5">31 </text:p>
      <text:p text:style-name="P5">32 <text:s text:c="3"/>/**</text:p>
      <text:p text:style-name="P5">33 <text:s text:c="6"/>getSharePrice method</text:p>
      <text:p text:style-name="P5">34 <text:s text:c="6"/>@return The stock's share price</text:p>
      <text:p text:style-name="P5">35 <text:s text:c="3"/>*/</text:p>
      <text:p text:style-name="P5">36 </text:p>
      <text:p text:style-name="P5">37 <text:s text:c="3"/>public double getSharePrice()</text:p>
      <text:p text:style-name="P5">38 <text:s text:c="3"/>{</text:p>
      <text:p text:style-name="P5">39 <text:s text:c="6"/>return sharePrice;</text:p>
      <text:p text:style-name="P5">40 <text:s text:c="3"/>}</text:p>
      <text:p text:style-name="P5">41 </text:p>
      <text:p text:style-name="P5">42 <text:s text:c="3"/>/**</text:p>
      <text:p text:style-name="P5">43 <text:s text:c="6"/>toString method</text:p>
      <text:p text:style-name="P5">44 <text:s text:c="6"/>@return A string indicating the object's</text:p>
      <text:p text:style-name="P5">45 <text:s text:c="14"/>trading symbol and share price.</text:p>
      <text:p text:style-name="P5">46 <text:s text:c="3"/>*/</text:p>
      <text:p text:style-name="P5">47 </text:p>
      <text:p text:style-name="P5">48 <text:s text:c="3"/>public String toString()</text:p>
      <text:p text:style-name="P5">49 <text:s text:c="3"/>{</text:p>
      <text:p text:style-name="P5">50 <text:s text:c="6"/>// Create a string describing the stock.</text:p>
      <text:p text:style-name="P5">51 <text:s text:c="6"/>String str = "Trading symbol: " + symbol +</text:p>
      <text:p text:style-name="P5">52 <text:s text:c="19"/>"\nShare price: " + sharePrice;</text:p>
      <text:p text:style-name="P5">53 </text:p>
      <text:p text:style-name="P5">54 <text:s text:c="6"/>// Return the string.</text:p>
      <text:p text:style-name="P5">55 <text:s text:c="6"/>return str;</text:p>
      <text:p text:style-name="P5">56 <text:s text:c="3"/>}</text:p>
      <text:p text:style-name="P5">57 <text:s/>}</text:p>
      <text:p text:style-name="P5"><text:soft-page-break/></text:p>
      <text:p text:style-name="P5">The toString method appears in lines 48 through 56. The method creates a string listing the stock’s trading symbol and price per share. This string is then returned from the method. A call to the method can then be passed to System.out.println, as shown in the following code:</text:p>
      <text:p text:style-name="P5"/>
      <text:p text:style-name="P5">Stock xyzCompany = new Stock ("XYZ", 9.62);</text:p>
      <text:p text:style-name="P5">System.out.println(xyzCompany.toString());</text:p>
      <text:p text:style-name="P5">This code would produce the following output:</text:p>
      <text:p text:style-name="P5"/>
      <text:p text:style-name="P5">Trading symbol: XYZ</text:p>
      <text:p text:style-name="P5">Share price: 9.62</text:p>
      <text:p text:style-name="P5"/>
      <text:p text:style-name="P5">in a println ithe tostring method is automatically called so you do not really need to include it.<text:tab/></text:p>
      <text:p text:style-name="P5">Code Listing 8-9 shows a complete program demonstrating the Stock class’s toString method. (This file is in the source code folder Chapter 08\Stock Class Phase 1.)</text:p>
      <text:p text:style-name="P5"/>
      <text:p text:style-name="P5">Code Listing 8-9 (StockDemo1.java)</text:p>
      <text:p text:style-name="P5"><text:s/>1 <text:s/>/**</text:p>
      <text:p text:style-name="P5"><text:s/>2 <text:s text:c="4"/>This program demonstrates the Stock class's</text:p>
      <text:p text:style-name="P5"><text:s/>3 <text:s text:c="4"/>toString method.</text:p>
      <text:p text:style-name="P5"><text:s/>4 <text:s/>*/</text:p>
      <text:p text:style-name="P5"><text:s/>5 </text:p>
      <text:p text:style-name="P5"><text:s/>6 <text:s/>public class StockDemo1</text:p>
      <text:p text:style-name="P5"><text:s/>7 <text:s/>{</text:p>
      <text:p text:style-name="P5"><text:s/>8 <text:s text:c="4"/>public static void main(String[] args)</text:p>
      <text:p text:style-name="P5"><text:s/>9 <text:s text:c="4"/>{</text:p>
      <text:p text:style-name="P5">10 <text:s text:c="7"/>// Create a Stock object for the XYZ Company.</text:p>
      <text:p text:style-name="P5">11 <text:s text:c="7"/>// The trading symbol is XYZ and the current</text:p>
      <text:p text:style-name="P5">12 <text:s text:c="7"/>// price per share is $9.62.</text:p>
      <text:p text:style-name="P5">13 <text:s text:c="7"/>Stock xyzCompany = new Stock ("XYZ", 9.62);</text:p>
      <text:p text:style-name="P5">14 </text:p>
      <text:p text:style-name="P5">15 <text:s text:c="7"/>// Display the object's values.</text:p>
      <text:p text:style-name="P5">16 <text:s text:c="7"/>System.out.println(xyzCompany);</text:p>
      <text:p text:style-name="P5">17 <text:s text:c="4"/>}</text:p>
      <text:p text:style-name="P5">18 <text:s/>}</text:p>
      <text:p text:style-name="P5"/>
      <text:p text:style-name="P4">8.5:</text:p>
      <text:p text:style-name="P6">you can not use the == to determine if two objects have the same data, you need the equals method for that.</text:p>
      <text:p text:style-name="P6"/>
      <text:p text:style-name="P6">Because the two variables reference different objects in memory, they will contain different addresses. Therefore, the result of the boolean expression company1 == company2 is false and the code reports that the objects are not the same. Instead of using the == operator to compare the two Stock objects, we should write an equals method that compares the contents of the two objects.</text:p>
      <text:p text:style-name="P6"/>
      <text:p text:style-name="P6">In the source code folder Chapter 08\Stock Class Phase 2, you will find a revision of the Stock class. This version of the class has an equals method. The code for the method follows (no other part of the class has changed, so only the equals method is shown):</text:p>
      <text:p text:style-name="P6"/>
      <text:p text:style-name="P6"><text:soft-page-break/>public boolean equals(Stock object2)</text:p>
      <text:p text:style-name="P6">{</text:p>
      <text:p text:style-name="P6"><text:s text:c="3"/>boolean status;</text:p>
      <text:p text:style-name="P6"/>
      <text:p text:style-name="P6"><text:s text:c="3"/>// Determine whether this object's symbol and</text:p>
      <text:p text:style-name="P6"><text:s text:c="3"/>// sharePrice fields are equal to object2's</text:p>
      <text:p text:style-name="P6"><text:s text:c="3"/>// symbol and sharePrice fields.</text:p>
      <text:p text:style-name="P6"><text:s text:c="3"/>if (symbol.equals(object2.symbol) &amp;&amp;</text:p>
      <text:p text:style-name="P6"><text:s text:c="6"/>sharePrice == object2.sharePrice)</text:p>
      <text:p text:style-name="P6"><text:s text:c="6"/>status = true; <text:s text:c="2"/>// Yes, the objects are equal.</text:p>
      <text:p text:style-name="P6"><text:s text:c="2"/>else</text:p>
      <text:p text:style-name="P6"><text:s text:c="6"/>status = false; <text:s/>// No, the objects are not equal.</text:p>
      <text:p text:style-name="P6"><text:s text:c="6"/></text:p>
      <text:p text:style-name="P6"><text:s text:c="3"/>// Return the value in status.</text:p>
      <text:p text:style-name="P6"><text:s text:c="3"/>return status;</text:p>
      <text:p text:style-name="P6">}</text:p>
      <text:p text:style-name="P6"/>
      <text:p text:style-name="P6"/>
      <text:p text:style-name="P6">The equals method accepts a Stock object as its argument. The parameter variable object2 will reference the object that was passed as an argument. The if statement performs the following comparison: If the symbol field of the calling object is equal to the symbol field of object2, and the sharePrice field of the calling object is equal to the sharePrice field of object2, then the two objects contain the same values. In this case, the local variable status (a boolean) is set to true. Otherwise, status is set to false. Finally, the method returns the value of the status variable.</text:p>
      <text:p text:style-name="P6"/>
      <text:p text:style-name="P6">Notice that the method can access object2’s symbol and sharePrice fields directly. Because object2 references a Stock object, and the equals method is a member of the Stock class, the method is allowed to access object2’s private fields.</text:p>
      <text:p text:style-name="P6"/>
      <text:p text:style-name="P6">The program in Code Listing 8-10 demonstrates the equals method. (This file is also stored in the source code folder Chapter 08\Stock Class Phase 2.)</text:p>
      <text:p text:style-name="P6"/>
      <text:p text:style-name="P6">Code Listing 8-10 (StockCompare.java)</text:p>
      <text:p text:style-name="P6"><text:s/>1 <text:s/>/**</text:p>
      <text:p text:style-name="P6"><text:s/>2 <text:s text:c="4"/>This program uses the Stock class's equals</text:p>
      <text:p text:style-name="P6"><text:s/>3 <text:s text:c="4"/>method to compare two Stock objects.</text:p>
      <text:p text:style-name="P6"><text:s/>4 <text:s/>*/</text:p>
      <text:p text:style-name="P6"><text:s/>5 </text:p>
      <text:p text:style-name="P6"><text:s/>6 <text:s/>public class StockCompare</text:p>
      <text:p text:style-name="P6"><text:s/>7 <text:s/>{</text:p>
      <text:p text:style-name="P6"><text:s/>8 <text:s text:c="4"/>public static void main(String[] args)</text:p>
      <text:p text:style-name="P6"><text:s/>9 <text:s text:c="4"/>{</text:p>
      <text:p text:style-name="P6">10 <text:s text:c="7"/>// Create two Stock objects with the same values.</text:p>
      <text:p text:style-name="P6">11 <text:s text:c="7"/>Stock company1 = new Stock("XYZ", 9.62);</text:p>
      <text:p text:style-name="P6">12 <text:s text:c="7"/>Stock company2 = new Stock("XYZ", 9.62);</text:p>
      <text:p text:style-name="P6">13 </text:p>
      <text:p text:style-name="P6">14 <text:s text:c="7"/>// Use the equals method to compare the objects.</text:p>
      <text:p text:style-name="P6">15 <text:s text:c="7"/>if (company1.equals(company2))</text:p>
      <text:p text:style-name="P6">16 <text:s text:c="10"/>System.out.println("Both objects are the same.");</text:p>
      <text:p text:style-name="P6"><text:soft-page-break/>17 <text:s text:c="7"/>else</text:p>
      <text:p text:style-name="P6">18 <text:s text:c="10"/>System.out.println("The objects are different.");</text:p>
      <text:p text:style-name="P6">19 <text:s text:c="4"/>}</text:p>
      <text:p text:style-name="P6">20 <text:s/>}</text:p>
      <text:p text:style-name="P6"/>
      <text:p text:style-name="P4">Object Copying:</text:p>
      <text:p text:style-name="P6">you can use a method to copy an object. </text:p>
      <text:p text:style-name="P6">You cannot make a copy of an object with a simple assignment statement, as you would with a primitive variable. For example, look at the following code:</text:p>
      <text:p text:style-name="P6"/>
      <text:p text:style-name="P6">Stock company1 = new Stock("XYZ", 9.62);</text:p>
      <text:p text:style-name="P6">Stock company2 = company1;</text:p>
      <text:p text:style-name="P6">The first statement creates a Stock object and assigns its address to the company1 variable. The second statement assigns company1 to company2. This does not make a copy of the object referenced by company1. Rather, it makes a copy of the address that is stored in company1 and stores that address in company2. After this statement executes, both the company1 and company2 variables will reference the same object. This is illustrated in Figure 8-10.</text:p>
      <text:p text:style-name="P6"/>
      <text:p text:style-name="P6"/>
      <text:p text:style-name="P6"/>
      <text:p text:style-name="P6">This type of assignment operation is called a reference copy because only the object’s address is copied, not the actual object itself. To copy the object itself, you must create a new object and then set the new object’s fields to the same values as the fields of the object that is being copied. This process can be simplified by equipping the class with a method that performs this operation. The method then returns a reference to the duplicate object.</text:p>
      <text:p text:style-name="P6"/>
      <text:p text:style-name="P6">In the source code folder Chapter 08\Stock Class Phase 3, you will find a revision of the Stock class. This version of the class has a method named copy, which returns a copy of a Stock object. The code for the method follows (no other part of the class has changed so only the copy method is shown):</text:p>
      <text:p text:style-name="P6"/>
      <text:p text:style-name="P6">public Stock copy()</text:p>
      <text:p text:style-name="P6">{</text:p>
      <text:p text:style-name="P6"><text:s text:c="3"/>// Create a new Stock object and initialize it</text:p>
      <text:p text:style-name="P6"><text:s text:c="3"/>// with the same data held by the calling object.</text:p>
      <text:p text:style-name="P6"><text:s text:c="3"/>Stock copyObject = new Stock(symbol, sharePrice);</text:p>
      <text:p text:style-name="P6"/>
      <text:p text:style-name="P6"><text:s text:c="3"/>// Return a reference to the new object.</text:p>
      <text:p text:style-name="P6"><text:s text:c="3"/>return copyObject;</text:p>
      <text:p text:style-name="P6">}</text:p>
      <text:p text:style-name="P6">The copy method creates a new Stock object and passes the calling object’s symbol and sharePrice fields as arguments to the constructor. This makes the new object a copy of the calling object. The program in Code Listing 8-11 demonstrates the copy method. (This file is also stored in the source code folder Chapter 08\Stock Class Phase 3.)</text:p>
      <text:p text:style-name="P6"/>
      <text:p text:style-name="P6">Code Listing 8-11 (ObjectCopy.java)</text:p>
      <text:p text:style-name="P6"><text:s/>1 <text:s/>/**</text:p>
      <text:p text:style-name="P6"><text:s/>2 <text:s text:c="4"/>This program uses the Stock class's copy method</text:p>
      <text:p text:style-name="P6"><text:s/>3 <text:s text:c="4"/>to create a copy of a Stock object.</text:p>
      <text:p text:style-name="P6"><text:s/>4 <text:s/>*/</text:p>
      <text:p text:style-name="P6"><text:soft-page-break/><text:s/>5 </text:p>
      <text:p text:style-name="P6"><text:s/>6 <text:s/>public class ObjectCopy</text:p>
      <text:p text:style-name="P6"><text:s/>7 <text:s/>{</text:p>
      <text:p text:style-name="P6"><text:s/>8 <text:s text:c="4"/>public static void main(String[] args)</text:p>
      <text:p text:style-name="P6"><text:s/>9 <text:s text:c="4"/>{</text:p>
      <text:p text:style-name="P6">10 <text:s text:c="7"/>// Create a Stock object.</text:p>
      <text:p text:style-name="P6">11 <text:s text:c="7"/>Stock company1 = new Stock("XYZ", 9.62);</text:p>
      <text:p text:style-name="P6">12 </text:p>
      <text:p text:style-name="P6">13 <text:s text:c="7"/>// Declare a Stock variable</text:p>
      <text:p text:style-name="P6">14 <text:s text:c="7"/>Stock company2;</text:p>
      <text:p text:style-name="P6">15 </text:p>
      <text:p text:style-name="P6">16 <text:s text:c="7"/>// Make company2 reference a copy of the object</text:p>
      <text:p text:style-name="P6">17 <text:s text:c="7"/>// referenced by company1.</text:p>
      <text:p text:style-name="P6">18 <text:s text:c="7"/>company2 = company1.copy();</text:p>
      <text:p text:style-name="P6">19 </text:p>
      <text:p text:style-name="P6">20 <text:s text:c="7"/>// Display the contents of both objects.</text:p>
      <text:p text:style-name="P6">21 <text:s text:c="7"/>System.out.println("Company 1:\n" + company1);</text:p>
      <text:p text:style-name="P6">22 <text:s text:c="7"/>System.out.println();</text:p>
      <text:p text:style-name="P6">23 <text:s text:c="7"/>System.out.println("Company 2:\n" + company2);</text:p>
      <text:p text:style-name="P6">24 </text:p>
      <text:p text:style-name="P6">25 <text:s text:c="7"/>// Confirm that we actually have two objects.</text:p>
      <text:p text:style-name="P6">26 <text:s text:c="7"/>if (company1 == company2)</text:p>
      <text:p text:style-name="P6">27 <text:s text:c="7"/>{</text:p>
      <text:p text:style-name="P6">28 <text:s text:c="10"/>System.out.println("The company1 and company2 " +</text:p>
      <text:p text:style-name="P6">29 <text:s text:c="20"/>"variables reference the same object.");</text:p>
      <text:p text:style-name="P6">30 <text:s text:c="7"/>}</text:p>
      <text:p text:style-name="P6">31 <text:s text:c="7"/>else</text:p>
      <text:p text:style-name="P6">32 <text:s text:c="7"/>{</text:p>
      <text:p text:style-name="P6">33 <text:s text:c="10"/>System.out.println("The company1 and company2 " +</text:p>
      <text:p text:style-name="P6">34 <text:s text:c="17"/>"variables reference different objects.");</text:p>
      <text:p text:style-name="P6">35 <text:s text:c="7"/>}</text:p>
      <text:p text:style-name="P6">36 <text:s text:c="4"/>}</text:p>
      <text:p text:style-name="P6">37 <text:s/>}</text:p>
      <text:p text:style-name="P6"/>
      <text:p text:style-name="P6"/>
      <text:p text:style-name="P6"/>
      <text:p text:style-name="P6">Copy Constructors</text:p>
      <text:p text:style-name="P6">Another way to create a copy of an object is to use a copy constructor. A copy constructor is simply a constructor that accepts an object of the same class as an argument. It makes the object that is being created a copy of the object that was passed as an argument.</text:p>
      <text:p text:style-name="P6"/>
      <text:p text:style-name="P6">In the source code folder Chapter 08\Stock Class Phase 4, you will find another revision of the Stock class. This version of the class has a copy constructor. The code for the copy constructor follows (no other part of the class has changed, so only the copy constructor is shown):</text:p>
      <text:p text:style-name="P6"/>
      <text:p text:style-name="P6">public Stock(Stock object2)</text:p>
      <text:p text:style-name="P6">{</text:p>
      <text:p text:style-name="P6"><text:s text:c="3"/>symbol = object2.symbol;</text:p>
      <text:p text:style-name="P6"><text:s text:c="3"/>sharePrice = object2.sharePrice;</text:p>
      <text:p text:style-name="P6"><text:soft-page-break/>}</text:p>
      <text:p text:style-name="P6">Notice that the constructor accepts a Stock object as an argument. The parameter variable object2 will reference the object that was passed as an argument. The constructor copies the values that are in object2’s symbol and sharePrice fields to the symbol and sharePrice fields of the object that is being created.</text:p>
      <text:p text:style-name="P6"/>
      <text:p text:style-name="P6">The following code segment demonstrates the copy constructor. It creates a Stock object referenced by the variable company1. Then it creates another Stock object referenced by the variable company2. The object referenced by company2 is a copy of the object referenced by company1.</text:p>
      <text:p text:style-name="P6"/>
      <text:p text:style-name="P6">// Create a Stock object.</text:p>
      <text:p text:style-name="P6">Stock company1 = new Stock("XYZ", 9.62);</text:p>
      <text:p text:style-name="P6">// Create another Stock object that is a copy of the company1 object.</text:p>
      <text:p text:style-name="P6">Stock company2 = new Stock(company1);</text:p>
      <text:p text:style-name="P6"/>
      <text:p text:style-name="P7">8.6:</text:p>
      <text:p text:style-name="P8">object copying methods:</text:p>
      <text:p text:style-name="P8">you can duplicate an object by making a class and method that will return a copy.</text:p>
      <text:p text:style-name="P8"/>
      <text:p text:style-name="P8">You cannot make a copy of an object with a simple assignment statement, as you would with a primitive variable. For example, look at the following code:</text:p>
      <text:p text:style-name="P8"/>
      <text:p text:style-name="P8">Stock company1 = new Stock("XYZ", 9.62);</text:p>
      <text:p text:style-name="P8">Stock company2 = company1;</text:p>
      <text:p text:style-name="P8">The first statement creates a Stock object and assigns its address to the company1 variable. The second statement assigns company1 to company2. This does not make a copy of the object referenced by company1. Rather, it makes a copy of the address that is stored in company1 and stores that address in company2. After this statement executes, both the company1 and company2 variables will reference the same object. </text:p>
      <text:p text:style-name="P8"/>
      <text:p text:style-name="P8"/>
      <text:p text:style-name="P8">This is a reference copy as it only copies the reference to <text:s/>object's address. </text:p>
      <text:p text:style-name="P8"><text:s/>To copy the object itself, you must create a new object and then set the new object’s fields to the same values as the fields of the object that is being copied. This process can be simplified by equipping the class with a method that performs this operation. The method then returns a reference to the duplicate object.</text:p>
      <text:p text:style-name="P8"/>
      <text:p text:style-name="P8">In the source code folder Chapter 08\Stock Class Phase 3, you will find a revision of the Stock class. This version of the class has a method named copy, which returns a copy of a Stock object. The code for the method follows (no other part of the class has changed so only the copy method is shown):</text:p>
      <text:p text:style-name="P8"/>
      <text:p text:style-name="P8">public Stock copy()</text:p>
      <text:p text:style-name="P8">{</text:p>
      <text:p text:style-name="P8"><text:s text:c="3"/>// Create a new Stock object and initialize it</text:p>
      <text:p text:style-name="P8"><text:s text:c="3"/>// with the same data held by the calling object.</text:p>
      <text:p text:style-name="P8"><text:s text:c="3"/>Stock copyObject = new Stock(symbol, sharePrice);</text:p>
      <text:p text:style-name="P8"/>
      <text:p text:style-name="P8"><text:s text:c="3"/>// Return a reference to the new object.</text:p>
      <text:p text:style-name="P8"><text:s text:c="3"/>return copyObject;</text:p>
      <text:p text:style-name="P8"><text:soft-page-break/>}</text:p>
      <text:p text:style-name="P8"/>
      <text:p text:style-name="P8"/>
      <text:p text:style-name="P8">The copy method creates a new Stock object and passes the calling object’s symbol and sharePrice fields as arguments to the constructor. This makes the new object a copy of the calling object. The program in Code Listing 8-11 demonstrates the copy method. (This file is also stored in the source code folder Chapter 08\Stock Class Phase 3.)</text:p>
      <text:p text:style-name="P8"/>
      <text:p text:style-name="P8">Code Listing 8-11 (ObjectCopy.java)</text:p>
      <text:p text:style-name="P8"><text:s/>1 <text:s/>/**</text:p>
      <text:p text:style-name="P8"><text:s/>2 <text:s text:c="4"/>This program uses the Stock class's copy method</text:p>
      <text:p text:style-name="P8"><text:s/>3 <text:s text:c="4"/>to create a copy of a Stock object.</text:p>
      <text:p text:style-name="P8"><text:s/>4 <text:s/>*/</text:p>
      <text:p text:style-name="P8"><text:s/>5 </text:p>
      <text:p text:style-name="P8"><text:s/>6 <text:s/>public class ObjectCopy</text:p>
      <text:p text:style-name="P8"><text:s/>7 <text:s/>{</text:p>
      <text:p text:style-name="P8"><text:s/>8 <text:s text:c="4"/>public static void main(String[] args)</text:p>
      <text:p text:style-name="P8"><text:s/>9 <text:s text:c="4"/>{</text:p>
      <text:p text:style-name="P8">10 <text:s text:c="7"/>// Create a Stock object.</text:p>
      <text:p text:style-name="P8">11 <text:s text:c="7"/>Stock company1 = new Stock("XYZ", 9.62);</text:p>
      <text:p text:style-name="P8">12 </text:p>
      <text:p text:style-name="P8">13 <text:s text:c="7"/>// Declare a Stock variable</text:p>
      <text:p text:style-name="P8">14 <text:s text:c="7"/>Stock company2;</text:p>
      <text:p text:style-name="P8">15 </text:p>
      <text:p text:style-name="P8">16 <text:s text:c="7"/>// Make company2 reference a copy of the object</text:p>
      <text:p text:style-name="P8">17 <text:s text:c="7"/>// referenced by company1.</text:p>
      <text:p text:style-name="P8">18 <text:s text:c="7"/>company2 = company1.copy();</text:p>
      <text:p text:style-name="P8">19 </text:p>
      <text:p text:style-name="P8">20 <text:s text:c="7"/>// Display the contents of both objects.</text:p>
      <text:p text:style-name="P8">21 <text:s text:c="7"/>System.out.println("Company 1:\n" + company1);</text:p>
      <text:p text:style-name="P8">22 <text:s text:c="7"/>System.out.println();</text:p>
      <text:p text:style-name="P8">23 <text:s text:c="7"/>System.out.println("Company 2:\n" + company2);</text:p>
      <text:p text:style-name="P8">24 </text:p>
      <text:p text:style-name="P8">25 <text:s text:c="7"/>// Confirm that we actually have two objects.</text:p>
      <text:p text:style-name="P8">26 <text:s text:c="7"/>if (company1 == company2)</text:p>
      <text:p text:style-name="P8">27 <text:s text:c="7"/>{</text:p>
      <text:p text:style-name="P8">28 <text:s text:c="10"/>System.out.println("The company1 and company2 " +</text:p>
      <text:p text:style-name="P8">29 <text:s text:c="20"/>"variables reference the same object.");</text:p>
      <text:p text:style-name="P8">30 <text:s text:c="7"/>}</text:p>
      <text:p text:style-name="P8">31 <text:s text:c="7"/>else</text:p>
      <text:p text:style-name="P8">32 <text:s text:c="7"/>{</text:p>
      <text:p text:style-name="P8">33 <text:s text:c="10"/>System.out.println("The company1 and company2 " +</text:p>
      <text:p text:style-name="P8">34 <text:s text:c="17"/>"variables reference different objects.");</text:p>
      <text:p text:style-name="P8">35 <text:s text:c="7"/>}</text:p>
      <text:p text:style-name="P8">36 <text:s text:c="4"/>}</text:p>
      <text:p text:style-name="P8">37 <text:s/>}</text:p>
      <text:p text:style-name="P8"/>
      <text:p text:style-name="P8"/>
      <text:p text:style-name="P8"/>
      <text:p text:style-name="P8"><text:soft-page-break/>Alternatively, you can use a copy constuctor. These accept objects of the same class as arguments. </text:p>
      <text:p text:style-name="P8"/>
      <text:p text:style-name="P8">public Stock(Stock object2)</text:p>
      <text:p text:style-name="P8">{</text:p>
      <text:p text:style-name="P8"><text:s text:c="3"/>symbol = object2.symbol;</text:p>
      <text:p text:style-name="P8"><text:s text:c="3"/>sharePrice = object2.sharePrice;</text:p>
      <text:p text:style-name="P8">}</text:p>
      <text:p text:style-name="P8"/>
      <text:p text:style-name="P8">here is an example of a copy constructor. Constructor accepts Stock objects as arguments. </text:p>
      <text:p text:style-name="P8">Object2 will reference the object that was passed as an argument. The constructor copies the values that are in object2’s symbol and sharePrice fields to the symbol and sharePrice fields of the object that is being created.</text:p>
      <text:p text:style-name="P8"/>
      <text:p text:style-name="P8">The following code segment demonstrates the copy constructor. It creates a Stock object referenced by the variable company1. Then it creates another Stock object referenced by the variable company2. The object referenced by company2 is a copy of the object referenced by company1.</text:p>
      <text:p text:style-name="P8"/>
      <text:p text:style-name="P8">// Create a Stock object.</text:p>
      <text:p text:style-name="P8">Stock company1 = new Stock("XYZ", 9.62);</text:p>
      <text:p text:style-name="P8">// Create another Stock object that is a copy of the company1 object.</text:p>
      <text:p text:style-name="P8">Stock company2 = new Stock(company1);</text:p>
      <text:p text:style-name="P8"/>
      <text:p text:style-name="P8"/>
      <text:p text:style-name="P7">8.7: Aggregation</text:p>
      <text:p text:style-name="P8">Aggregation occurs when class instance is a field in another class. The room is made of many objects and is itself an object it is an aggregate. Similarly, it makes sense to do this in software creating objects that accept only other objects. </text:p>
      <text:p text:style-name="P8"/>
      <text:p text:style-name="P8"/>
      <text:p text:style-name="P8">ou decide to create a Course class, which will hold the following information:</text:p>
      <text:p text:style-name="P8"/>
      <text:p text:style-name="P8"/>
      <text:p text:style-name="P8"/>
      <text:p text:style-name="P8">Aggregation</text:p>
      <text:p text:style-name="P8"/>
      <text:p text:style-name="P8">The course name</text:p>
      <text:p text:style-name="P8"/>
      <text:p text:style-name="P8">The instructor’s last name, first name, and office number</text:p>
      <text:p text:style-name="P8"/>
      <text:p text:style-name="P8">The textbook’s title, author, and publisher</text:p>
      <text:p text:style-name="P8"/>
      <text:p text:style-name="P8">In addition to the course name, the class will hold items related to the instructor and the textbook. You could put fields for each of these items in the Course class. However, a good design principle is to separate related items into their own classes. In this example, an Instructor class could be created to hold the instructor-related data and a TextBook class could be created to hold the textbook-related data. Instances of these classes could then be used as fields in the Course class.</text:p>
      <text:p text:style-name="P8"/>
      <text:p text:style-name="P8"/>
      <text:p text:style-name="P8"/>
      <text:p text:style-name="P8"><text:soft-page-break/>A constructor, which accepts arguments for the instructor’s last name, first name, and office number</text:p>
      <text:p text:style-name="P8"/>
      <text:p text:style-name="P8">A copy constructor</text:p>
      <text:p text:style-name="P8"/>
      <text:p text:style-name="P8">A set method, which can be used to set all of the class’s fields</text:p>
      <text:p text:style-name="P8"/>
      <text:p text:style-name="P8">A toString method</text:p>
      <text:p text:style-name="P8"/>
      <text:p text:style-name="P8">The code for the Instructor class is shown in Code Listing 8-12.</text:p>
      <text:p text:style-name="P8"/>
      <text:p text:style-name="P8">Code Listing 8-12 (Instructor.java)</text:p>
      <text:p text:style-name="P8"><text:s/>1 <text:s/>/**</text:p>
      <text:p text:style-name="P8"><text:s/>2 <text:s text:c="4"/>This class stores data about an instructor.</text:p>
      <text:p text:style-name="P8"><text:s/>3 <text:s/>*/</text:p>
      <text:p text:style-name="P8"><text:s/>4 </text:p>
      <text:p text:style-name="P8"><text:s/>5 <text:s/>public class Instructor</text:p>
      <text:p text:style-name="P8"><text:s/>6 <text:s/>{</text:p>
      <text:p text:style-name="P8"><text:s/>7 <text:s text:c="4"/>private String lastName; <text:s text:c="7"/>// Last name</text:p>
      <text:p text:style-name="P8"><text:s/>8 <text:s text:c="4"/>private String firstName; <text:s text:c="6"/>// First name</text:p>
      <text:p text:style-name="P8"><text:s/>9 <text:s text:c="4"/>private String officeNumber; <text:s text:c="3"/>// Office number</text:p>
      <text:p text:style-name="P8">10 </text:p>
      <text:p text:style-name="P8">11 <text:s text:c="4"/>/**</text:p>
      <text:p text:style-name="P8">12 <text:s text:c="7"/>This constructor initializes the last name,</text:p>
      <text:p text:style-name="P8">13 <text:s text:c="7"/>first name, and office number.</text:p>
      <text:p text:style-name="P8">14 <text:s text:c="7"/>@param lname The instructor's last name.</text:p>
      <text:p text:style-name="P8">15 <text:s text:c="7"/>@param fname The instructor's first name.</text:p>
      <text:p text:style-name="P8">16 <text:s text:c="7"/>@param office The office number.</text:p>
      <text:p text:style-name="P8">17 <text:s text:c="4"/>*/</text:p>
      <text:p text:style-name="P8">18 </text:p>
      <text:p text:style-name="P8">19 <text:s text:c="4"/>public Instructor(String lname, String fname,</text:p>
      <text:p text:style-name="P8">20 <text:s text:c="22"/>String office)</text:p>
      <text:p text:style-name="P8">21 <text:s text:c="4"/>{</text:p>
      <text:p text:style-name="P8">22 <text:s text:c="7"/>lastName = lname;</text:p>
      <text:p text:style-name="P8">23 <text:s text:c="7"/>firstName = fname;</text:p>
      <text:p text:style-name="P8">24 <text:s text:c="7"/>officeNumber = office;</text:p>
      <text:p text:style-name="P8">25 <text:s text:c="4"/>}</text:p>
      <text:p text:style-name="P8">26 </text:p>
      <text:p text:style-name="P8">27 <text:s text:c="4"/>/**</text:p>
      <text:p text:style-name="P8">28 <text:s text:c="7"/>The copy constructor initializes the object</text:p>
      <text:p text:style-name="P8">29 <text:s text:c="7"/>as a copy of another Instructor object.</text:p>
      <text:p text:style-name="P8">30 <text:s text:c="7"/>@param object2 The object to copy.</text:p>
      <text:p text:style-name="P8">31 <text:s text:c="4"/>*/</text:p>
      <text:p text:style-name="P8">32 </text:p>
      <text:p text:style-name="P8">33 <text:s text:c="4"/>public Instructor(Instructor object2)</text:p>
      <text:p text:style-name="P8">34 <text:s text:c="4"/>{</text:p>
      <text:p text:style-name="P8">35 <text:s text:c="7"/>lastName = object2.lastName;</text:p>
      <text:p text:style-name="P8">36 <text:s text:c="7"/>firstName = object2.firstName;</text:p>
      <text:p text:style-name="P8">37 <text:s text:c="7"/>officeNumber = object2.officeNumber;</text:p>
      <text:p text:style-name="P8">38 <text:s text:c="4"/>}</text:p>
      <text:p text:style-name="P8"><text:soft-page-break/>39 </text:p>
      <text:p text:style-name="P8">40 <text:s text:c="4"/>/**</text:p>
      <text:p text:style-name="P8">41 <text:s text:c="7"/>The set method sets a value for each field.</text:p>
      <text:p text:style-name="P8">42 <text:s text:c="7"/>@param lname The instructor's last name.</text:p>
      <text:p text:style-name="P8">43 <text:s text:c="7"/>@param fname The instructor's first name.</text:p>
      <text:p text:style-name="P8">44 <text:s text:c="7"/>@param office The office number.</text:p>
      <text:p text:style-name="P8">45 <text:s text:c="4"/>*/</text:p>
      <text:p text:style-name="P8">46 </text:p>
      <text:p text:style-name="P8">47 <text:s text:c="4"/>public void set(String lname, String fname,</text:p>
      <text:p text:style-name="P8">48 <text:tab/><text:tab/> <text:s text:c="9"/>String office)</text:p>
      <text:p text:style-name="P8">49 <text:s text:c="4"/>{</text:p>
      <text:p text:style-name="P8">50 <text:s text:c="7"/>lastName = lname;</text:p>
      <text:p text:style-name="P8">51 <text:s text:c="7"/>firstName = fname;</text:p>
      <text:p text:style-name="P8">52 <text:s text:c="7"/>officeNumber = office;</text:p>
      <text:p text:style-name="P8">53 <text:s text:c="4"/>}</text:p>
      <text:p text:style-name="P8">54 </text:p>
      <text:p text:style-name="P8">55 <text:s text:c="4"/>/**</text:p>
      <text:p text:style-name="P8">56 <text:s text:c="7"/>toString method</text:p>
      <text:p text:style-name="P8">57 <text:s text:c="7"/>@return A string containing the instructor</text:p>
      <text:p text:style-name="P8">58 <text:s text:c="15"/>information.</text:p>
      <text:p text:style-name="P8">59 <text:s text:c="4"/>*/</text:p>
      <text:p text:style-name="P8">60 </text:p>
      <text:p text:style-name="P8">61 <text:s text:c="4"/>public String toString()</text:p>
      <text:p text:style-name="P8">62 <text:s text:c="4"/>{</text:p>
      <text:p text:style-name="P8">63 <text:s text:c="7"/>// Create a string representing the object.</text:p>
      <text:p text:style-name="P8">64 <text:s text:c="7"/>String str = "Last Name: " + lastName +</text:p>
      <text:p text:style-name="P8">65 <text:s text:c="20"/>"\nFirst Name: " + firstName +</text:p>
      <text:p text:style-name="P8">66 <text:s text:c="20"/>"\nOffice Number: " + officeNumber;</text:p>
      <text:p text:style-name="P8">67 </text:p>
      <text:p text:style-name="P8">68 <text:s text:c="7"/>// Return the string.</text:p>
      <text:p text:style-name="P8">69 <text:s text:c="7"/>return str;</text:p>
      <text:p text:style-name="P8">70 <text:s text:c="4"/>}</text:p>
      <text:p text:style-name="P8">71 <text:s/>}</text:p>
      <text:p text:style-name="P8"/>
      <text:p text:style-name="P8"/>
      <text:p text:style-name="P8">Code Listing 8-13 (TextBook.java)</text:p>
      <text:p text:style-name="P8"><text:s/>1 <text:s/>/**</text:p>
      <text:p text:style-name="P8"><text:s/>2 <text:s text:c="4"/>This class stores data about a textbook.</text:p>
      <text:p text:style-name="P8"><text:s/>3 <text:s/>*/</text:p>
      <text:p text:style-name="P8"><text:s/>4 </text:p>
      <text:p text:style-name="P8"><text:s/>5 <text:s/>public class TextBook</text:p>
      <text:p text:style-name="P8"><text:s/>6 <text:s/>{</text:p>
      <text:p text:style-name="P8"><text:s/>7 <text:s text:c="4"/>private String title; <text:s text:c="10"/>// Title of the book</text:p>
      <text:p text:style-name="P8"><text:s/>8 <text:s text:c="4"/>private String author; <text:s text:c="9"/>// Author's last name</text:p>
      <text:p text:style-name="P8"><text:s/>9 <text:s text:c="4"/>private String publisher; <text:s text:c="6"/>// Name of publisher</text:p>
      <text:p text:style-name="P8">10 </text:p>
      <text:p text:style-name="P8">11 <text:s text:c="4"/>/**</text:p>
      <text:p text:style-name="P8">12 <text:s text:c="7"/>This constructor initializes the title,</text:p>
      <text:p text:style-name="P8">13 <text:s text:c="7"/>author, and publisher fields</text:p>
      <text:p text:style-name="P8"><text:soft-page-break/>14 <text:s text:c="7"/>@param textTitle The book's title.</text:p>
      <text:p text:style-name="P8">15 <text:s text:c="7"/>@param auth The author's name.</text:p>
      <text:p text:style-name="P8">16 <text:s text:c="7"/>@param pub The name of the publisher.</text:p>
      <text:p text:style-name="P8">17 <text:s text:c="4"/>*/</text:p>
      <text:p text:style-name="P8">18 </text:p>
      <text:p text:style-name="P8">19 <text:s text:c="4"/>public TextBook(String textTitle, String auth,</text:p>
      <text:p text:style-name="P8">20 <text:s text:c="20"/>String pub)</text:p>
      <text:p text:style-name="P8">21 <text:s text:c="4"/>{</text:p>
      <text:p text:style-name="P8">22 <text:s text:c="7"/>title = textTitle;</text:p>
      <text:p text:style-name="P8">23 <text:s text:c="7"/>author = auth;</text:p>
      <text:p text:style-name="P8">24 <text:s text:c="7"/>publisher = pub;</text:p>
      <text:p text:style-name="P8">25 <text:s text:c="4"/>}</text:p>
      <text:p text:style-name="P8">26 </text:p>
      <text:p text:style-name="P8">27 <text:s text:c="4"/>/**</text:p>
      <text:p text:style-name="P8">28 <text:s text:c="7"/>The copy constructor initializes the object</text:p>
      <text:p text:style-name="P8">29 <text:s text:c="7"/>as a copy of another TextBook object.</text:p>
      <text:p text:style-name="P8">30 <text:s text:c="7"/>@param object2 The object to copy.</text:p>
      <text:p text:style-name="P8">31 <text:s text:c="4"/>*/</text:p>
      <text:p text:style-name="P8">32 </text:p>
      <text:p text:style-name="P8">33 <text:s text:c="4"/>public TextBook(TextBook object2)</text:p>
      <text:p text:style-name="P8">34 <text:s text:c="4"/>{</text:p>
      <text:p text:style-name="P8">35 <text:s text:c="7"/>title = object2.title;</text:p>
      <text:p text:style-name="P8">36 <text:s text:c="7"/>author = object2.author;</text:p>
      <text:p text:style-name="P8">37 <text:s text:c="7"/>publisher = object2.publisher;</text:p>
      <text:p text:style-name="P8">38 <text:s text:c="4"/>}</text:p>
      <text:p text:style-name="P8">39 </text:p>
      <text:p text:style-name="P8">40 <text:s text:c="4"/>/**</text:p>
      <text:p text:style-name="P8">41 <text:s text:c="7"/>The set method sets a value for each field.</text:p>
      <text:p text:style-name="P8">42 <text:s text:c="7"/>@param textTitle The book's title.</text:p>
      <text:p text:style-name="P8">43 <text:s text:c="7"/>@param auth The author's name.</text:p>
      <text:p text:style-name="P8">44 <text:s text:c="7"/>@param pub The name of the publisher.</text:p>
      <text:p text:style-name="P8">45 <text:s text:c="4"/>*/</text:p>
      <text:p text:style-name="P8">46 </text:p>
      <text:p text:style-name="P8">47 <text:s text:c="4"/>public void set(String textTitle, String auth,</text:p>
      <text:p text:style-name="P8">48 <text:s text:c="20"/>String pub)</text:p>
      <text:p text:style-name="P8">49 <text:s text:c="4"/>{</text:p>
      <text:p text:style-name="P8">50 <text:s text:c="7"/>title = textTitle;</text:p>
      <text:p text:style-name="P8">51 <text:s text:c="7"/>author = auth;</text:p>
      <text:p text:style-name="P8">52 <text:s text:c="7"/>publisher = pub;</text:p>
      <text:p text:style-name="P8">53 <text:s text:c="4"/>}</text:p>
      <text:p text:style-name="P8">54 </text:p>
      <text:p text:style-name="P8">55 <text:s text:c="4"/>/**</text:p>
      <text:p text:style-name="P8">56 <text:s text:c="7"/>toString method</text:p>
      <text:p text:style-name="P8">57 <text:s text:c="7"/>@return A string containing the textbook</text:p>
      <text:p text:style-name="P8">58 <text:s text:c="15"/>information.</text:p>
      <text:p text:style-name="P8">59 <text:s text:c="4"/>*/</text:p>
      <text:p text:style-name="P8">60 </text:p>
      <text:p text:style-name="P8">61 <text:s text:c="4"/>public String toString()</text:p>
      <text:p text:style-name="P8">62 <text:s text:c="4"/>{</text:p>
      <text:p text:style-name="P8"><text:soft-page-break/>63 <text:s text:c="7"/>// Create a string representing the object.</text:p>
      <text:p text:style-name="P8">64 <text:s text:c="7"/>String str = "Title: " + title +</text:p>
      <text:p text:style-name="P8">65 <text:s text:c="20"/>"\nAuthor: " + author +</text:p>
      <text:p text:style-name="P8">66 <text:s text:c="20"/>"\nPublisher: " + publisher;</text:p>
      <text:p text:style-name="P8">67 </text:p>
      <text:p text:style-name="P8">68 <text:s text:c="7"/>// Return the string.</text:p>
      <text:p text:style-name="P8">69 <text:s text:c="7"/>return str;</text:p>
      <text:p text:style-name="P8">70 <text:s text:c="4"/>}</text:p>
      <text:p text:style-name="P8">71 <text:s/>}</text:p>
      <text:p text:style-name="P8"/>
      <text:p text:style-name="P8"/>
      <text:p text:style-name="P8">Code Listing 8-14 (Course.java)</text:p>
      <text:p text:style-name="P8"><text:s/>1 <text:s/>/**</text:p>
      <text:p text:style-name="P8"><text:s/>2 <text:s text:c="4"/>This class stores data about a course.</text:p>
      <text:p text:style-name="P8"><text:s/>3 <text:s/>*/</text:p>
      <text:p text:style-name="P8"><text:s/>4 </text:p>
      <text:p text:style-name="P8"><text:s/>5 <text:s/>public class Course</text:p>
      <text:p text:style-name="P8"><text:s/>6 <text:s/>{</text:p>
      <text:p text:style-name="P8"><text:s/>7 <text:s text:c="4"/>private String courseName; <text:s text:c="5"/>// Name of the course</text:p>
      <text:p text:style-name="P8"><text:s/>8 <text:s text:c="4"/>private Instructor instructor; <text:s/>// The instructor</text:p>
      <text:p text:style-name="P8"><text:s/>9 <text:s text:c="4"/>private TextBook textBook; <text:s text:c="5"/>// The textbook</text:p>
      <text:p text:style-name="P8">10 </text:p>
      <text:p text:style-name="P8">11 <text:s text:c="4"/>/**</text:p>
      <text:p text:style-name="P8">12 <text:s text:c="7"/>This constructor initializes the courseName,</text:p>
      <text:p text:style-name="P8">13 <text:s text:c="7"/>instructor, and text fields.</text:p>
      <text:p text:style-name="P8">14 <text:s text:c="7"/>@param name The name of the course.</text:p>
      <text:p text:style-name="P8">15 <text:s text:c="7"/>@param instructor An Instructor object.</text:p>
      <text:p text:style-name="P8">16 <text:s text:c="7"/>@param text A TextBook object.</text:p>
      <text:p text:style-name="P8">17 <text:s text:c="4"/>*/</text:p>
      <text:p text:style-name="P8">18 </text:p>
      <text:p text:style-name="P8">19 <text:s text:c="4"/>public Course(String name, Instructor instr,</text:p>
      <text:p text:style-name="P8">20 <text:s text:c="18"/>TextBook text)</text:p>
      <text:p text:style-name="P8">21 <text:s text:c="4"/>{</text:p>
      <text:p text:style-name="P8">22 <text:s text:c="7"/>// Assign the courseName.</text:p>
      <text:p text:style-name="P8">23 <text:s text:c="7"/>courseName = name;</text:p>
      <text:p text:style-name="P8">24 </text:p>
      <text:p text:style-name="P8">25 <text:s text:c="7"/>// Create a new Instructor object, passing</text:p>
      <text:p text:style-name="P8">26 <text:s text:c="7"/>// instr as an argument to the copy constructor.</text:p>
      <text:p text:style-name="P8">27 <text:s text:c="7"/>instructor = new Instructor(instr);</text:p>
      <text:p text:style-name="P8">28 </text:p>
      <text:p text:style-name="P8">29 <text:s text:c="7"/>// Create a new TextBook object, passing</text:p>
      <text:p text:style-name="P8">30 <text:s text:c="7"/>// text as an argument to the copy constructor.</text:p>
      <text:p text:style-name="P8">31 <text:s text:c="7"/>textBook = new TextBook(text);</text:p>
      <text:p text:style-name="P8">32 <text:s text:c="4"/>}</text:p>
      <text:p text:style-name="P8">33 </text:p>
      <text:p text:style-name="P8">34 <text:s text:c="4"/>/**</text:p>
      <text:p text:style-name="P8">35 <text:s text:c="7"/>getName method</text:p>
      <text:p text:style-name="P8">36 <text:s text:c="7"/>@return The name of the course.</text:p>
      <text:p text:style-name="P8">37 <text:s text:c="4"/>*/</text:p>
      <text:p text:style-name="P8"><text:soft-page-break/>38 </text:p>
      <text:p text:style-name="P8">39 <text:s text:c="4"/>public String getName()</text:p>
      <text:p text:style-name="P8">40 <text:s text:c="4"/>{</text:p>
      <text:p text:style-name="P8">41 <text:s text:c="7"/>return courseName;</text:p>
      <text:p text:style-name="P8">42 <text:s text:c="4"/>}</text:p>
      <text:p text:style-name="P8">43 </text:p>
      <text:p text:style-name="P8">44 <text:s text:c="4"/>/**</text:p>
      <text:p text:style-name="P8">45 <text:s text:c="7"/>getInstructor method</text:p>
      <text:p text:style-name="P8">46 <text:s text:c="7"/>@return A reference to a copy of this course's</text:p>
      <text:p text:style-name="P8">47 <text:s text:c="15"/>Instructor object.</text:p>
      <text:p text:style-name="P8">48 <text:s text:c="4"/>*/</text:p>
      <text:p text:style-name="P8">49 </text:p>
      <text:p text:style-name="P8">50 <text:s text:c="4"/>public Instructor getInstructor()</text:p>
      <text:p text:style-name="P8">51 <text:s text:c="4"/>{</text:p>
      <text:p text:style-name="P8">52 <text:s text:c="7"/>// Return a copy of the instructor object.</text:p>
      <text:p text:style-name="P8">53 <text:s text:c="7"/>return new Instructor(instructor);</text:p>
      <text:p text:style-name="P8">54 <text:s text:c="4"/>}</text:p>
      <text:p text:style-name="P8">55 </text:p>
      <text:p text:style-name="P8">56 <text:s text:c="4"/>/**</text:p>
      <text:p text:style-name="P8">57 <text:s text:c="7"/>getTextBook method</text:p>
      <text:p text:style-name="P8">58 <text:s text:c="7"/>@return A reference to a copy of this course's</text:p>
      <text:p text:style-name="P8">59 <text:s text:c="15"/>TextBook object.</text:p>
      <text:p text:style-name="P8">60 <text:s text:c="4"/>*/</text:p>
      <text:p text:style-name="P8">61 </text:p>
      <text:p text:style-name="P8">62 <text:s text:c="4"/>public TextBook getTextBook()</text:p>
      <text:p text:style-name="P8">63 <text:s text:c="4"/>{</text:p>
      <text:p text:style-name="P8">64 <text:s text:c="7"/>// Return a copy of the textBook object.</text:p>
      <text:p text:style-name="P8">65 <text:s text:c="7"/>return new TextBook(textBook);</text:p>
      <text:p text:style-name="P8">66 <text:s text:c="4"/>}</text:p>
      <text:p text:style-name="P8">67 </text:p>
      <text:p text:style-name="P8">68 <text:s text:c="4"/>/**</text:p>
      <text:p text:style-name="P8">69 <text:s text:c="7"/>toString method</text:p>
      <text:p text:style-name="P8">70 <text:s text:c="7"/>@return A string containing the course information.</text:p>
      <text:p text:style-name="P8">71 <text:s text:c="4"/>*/</text:p>
      <text:p text:style-name="P8">72 </text:p>
      <text:p text:style-name="P8">73 <text:s text:c="4"/>public String toString()</text:p>
      <text:p text:style-name="P8">74 <text:s text:c="4"/>{</text:p>
      <text:p text:style-name="P8">75 <text:s text:c="7"/>// Create a string representing the object.</text:p>
      <text:p text:style-name="P8">76 <text:s text:c="7"/>String str = "Course name: " + courseName +</text:p>
      <text:p text:style-name="P8">77 <text:s text:c="20"/>"\nInstructor Information:\n" +</text:p>
      <text:p text:style-name="P8">78 <text:s text:c="20"/>instructor +</text:p>
      <text:p text:style-name="P8">79 <text:s text:c="20"/>"\nTextbook Information:\n" +</text:p>
      <text:p text:style-name="P8">80 <text:s text:c="20"/>textBook;</text:p>
      <text:p text:style-name="P8">81 </text:p>
      <text:p text:style-name="P8">82 <text:s text:c="6"/>// Return the string.</text:p>
      <text:p text:style-name="P8">83 <text:s text:c="6"/>return str;</text:p>
      <text:p text:style-name="P8">84 <text:s text:c="4"/>}</text:p>
      <text:p text:style-name="P8">85 <text:s/>}</text:p>
      <text:p text:style-name="P8"/>
      <text:p text:style-name="P8"><text:soft-page-break/>Code Listing 8-15 (CourseDemo.java)</text:p>
      <text:p text:style-name="P8"><text:s/>1 <text:s/>/**</text:p>
      <text:p text:style-name="P8"><text:s/>2 <text:s text:c="4"/>This program demonstrates the Course class.</text:p>
      <text:p text:style-name="P8"><text:s/>3 <text:s/>*/</text:p>
      <text:p text:style-name="P8"><text:s/>4 </text:p>
      <text:p text:style-name="P8"><text:s/>5 <text:s/>public class CourseDemo</text:p>
      <text:p text:style-name="P8"><text:s/>6 <text:s/>{</text:p>
      <text:p text:style-name="P8"><text:s/>7 <text:s text:c="4"/>public static void main(String[] args)</text:p>
      <text:p text:style-name="P8"><text:s/>8 <text:s text:c="4"/>{</text:p>
      <text:p text:style-name="P8"><text:s/>9 <text:s text:c="7"/>// Create an Instructor object.</text:p>
      <text:p text:style-name="P8">10 <text:s text:c="7"/>Instructor myInstructor =</text:p>
      <text:p text:style-name="P8">11 <text:s text:c="11"/>new Instructor("Kramer", "Shawn", "RH3010");</text:p>
      <text:p text:style-name="P8">12 </text:p>
      <text:p text:style-name="P8">13 <text:s text:c="7"/>// Create a TextBook object.</text:p>
      <text:p text:style-name="P8">14 <text:s text:c="7"/>TextBook myTextBook =</text:p>
      <text:p text:style-name="P8">15 <text:s text:c="11"/>new TextBook("Starting Out with Java",</text:p>
      <text:p text:style-name="P8">16 <text:s text:c="24"/>"Gaddis", "Pearson");</text:p>
      <text:p text:style-name="P8">17 </text:p>
      <text:p text:style-name="P8">18 <text:s text:c="7"/>// Create a Course object.</text:p>
      <text:p text:style-name="P8">19 <text:s text:c="7"/>Course myCourse =</text:p>
      <text:p text:style-name="P8">20 <text:s text:c="11"/>new Course("Intro to Java", myInstructor,</text:p>
      <text:p text:style-name="P8">21 <text:s text:c="23"/>myTextBook);</text:p>
      <text:p text:style-name="P8">22 </text:p>
      <text:p text:style-name="P8">23 <text:s text:c="7"/>// Display the course information.</text:p>
      <text:p text:style-name="P8">24 <text:s text:c="7"/>System.out.println(myCourse);</text:p>
      <text:p text:style-name="P8">25 <text:s text:c="4"/>}</text:p>
      <text:p text:style-name="P8">26 <text:s/>}</text:p>
      <text:p text:style-name="P8"/>
      <text:p text:style-name="P8"/>
      <text:p text:style-name="P8"/>
      <text:p text:style-name="P8">Aggregation in UML Diagrams</text:p>
      <text:p text:style-name="P8">You show aggregation in a UML diagram by connecting two classes with a line that has an open diamond at one end. The diamond is closest to the class that is the aggregate. Figure 8-14 is a UML diagram that shows the relationship among the Course, Instructor, and TextBook classes. The open diamond is closest to the Course class because it is the aggregate (the whole).</text:p>
      <text:p text:style-name="P8"/>
      <text:p text:style-name="P8">Security Issues with Aggregate Classes</text:p>
      <text:p text:style-name="P8">When writing an aggregate class, you should be careful not to unintentionally create “security holes” that can allow code outside the class to modify private data inside the class. We will focus on the following two specific practices that can help prevent security holes in your classes:</text:p>
      <text:p text:style-name="P8"/>
      <text:p text:style-name="P8">Perform Deep Copies When Creating Field Objects</text:p>
      <text:p text:style-name="P8"/>
      <text:p text:style-name="P8">An aggregate object contains references to other objects. When you make a copy of the aggregate object, it is important that you also make copies of the objects it references. This is known as a deep copy. If you make a copy of an aggregate object, but only make a reference copy of the objects it references, then you have performed a shallow copy.</text:p>
      <text:p text:style-name="P8"/>
      <text:p text:style-name="P8">Return Copies of Field Objects, Not the Originals</text:p>
      <text:p text:style-name="P8"><text:soft-page-break/></text:p>
      <text:p text:style-name="P8">When a method in the aggregate class returns a reference to a field object, return a reference to a copy of the field object.</text:p>
      <text:p text:style-name="P8"/>
      <text:p text:style-name="P8"/>
      <text:p text:style-name="P8">Avoid Using null References</text:p>
      <text:p text:style-name="P8">By default, a reference variable that is an instance field is initialized to the value null. This indicates that the variable does not reference an object. Because a null reference variable does not reference an object, you cannot use it to perform an operation that would require the existence of an object. For example, a null reference variable cannot be used to call a method. If you attempt to perform an operation with a null reference variable, the program will terminate. For example, look at the FullName class shown in Code Listing 8-16.</text:p>
      <text:p text:style-name="P8"/>
      <text:p text:style-name="P8">Code Listing 8-16 (FullName.java)</text:p>
      <text:p text:style-name="P8"><text:s/>1 <text:s/>/**</text:p>
      <text:p text:style-name="P8"><text:s/>2 <text:s text:c="4"/>This class stores a person's first, last, and middle</text:p>
      <text:p text:style-name="P8"><text:s/>3 <text:s text:c="4"/>names. The class is dangerous because it does not</text:p>
      <text:p text:style-name="P8"><text:s/>4 <text:s text:c="4"/>prevent operations on null reference fields.</text:p>
      <text:p text:style-name="P8"><text:s/>5 <text:s/>*/</text:p>
      <text:p text:style-name="P8"><text:s/>6 </text:p>
      <text:p text:style-name="P8"><text:s/>7 <text:s/>public class FullName</text:p>
      <text:p text:style-name="P8"><text:s/>8 <text:s/>{</text:p>
      <text:p text:style-name="P8"><text:s/>9 <text:s text:c="4"/>private String lastName; <text:s text:c="7"/>// Last name</text:p>
      <text:p text:style-name="P8">10 <text:s text:c="4"/>private String firstName; <text:s text:c="6"/>// First name</text:p>
      <text:p text:style-name="P8">11 <text:s text:c="4"/>private String middleName; <text:s text:c="5"/>// Middle name</text:p>
      <text:p text:style-name="P8">12 </text:p>
      <text:p text:style-name="P8">13 <text:s text:c="4"/>/**</text:p>
      <text:p text:style-name="P8">14 <text:s text:c="7"/>The setLastName method sets the lastName field.</text:p>
      <text:p text:style-name="P8">15 <text:s text:c="7"/>@param str The String to set lastName to.</text:p>
      <text:p text:style-name="P8">16 <text:s text:c="4"/>*/</text:p>
      <text:p text:style-name="P8">17</text:p>
      <text:p text:style-name="P8">18 <text:s text:c="4"/>public void setLastName(String str)</text:p>
      <text:p text:style-name="P8">19 <text:s text:c="4"/>{</text:p>
      <text:p text:style-name="P8">20 <text:s text:c="7"/>lastName = str;</text:p>
      <text:p text:style-name="P8">21 <text:s text:c="4"/>}</text:p>
      <text:p text:style-name="P8">22</text:p>
      <text:p text:style-name="P8">23 <text:s text:c="4"/>/**</text:p>
      <text:p text:style-name="P8">24 <text:s text:c="7"/>The setFirstName method sets the firstName field.</text:p>
      <text:p text:style-name="P8">25 <text:s text:c="7"/>@param str The String to set firstName to.</text:p>
      <text:p text:style-name="P8">26 <text:s text:c="4"/>*/</text:p>
      <text:p text:style-name="P8">27 </text:p>
      <text:p text:style-name="P8">28 <text:s text:c="4"/>public void setFirstName(String str)</text:p>
      <text:p text:style-name="P8">29 <text:s text:c="4"/>{</text:p>
      <text:p text:style-name="P8">30 <text:s text:c="7"/>firstName = str;</text:p>
      <text:p text:style-name="P8">31 <text:s text:c="4"/>}</text:p>
      <text:p text:style-name="P8">32 </text:p>
      <text:p text:style-name="P8">33 <text:s text:c="4"/>/**</text:p>
      <text:p text:style-name="P8">34 <text:s text:c="7"/>The setMiddleName method sets the middleName field.</text:p>
      <text:p text:style-name="P8">35 <text:s text:c="7"/>@param str The String to set middleName to.</text:p>
      <text:p text:style-name="P8"><text:soft-page-break/>36 <text:s text:c="4"/>*/</text:p>
      <text:p text:style-name="P8">37 </text:p>
      <text:p text:style-name="P8">38 <text:s text:c="4"/>public void setMiddleName(String str)</text:p>
      <text:p text:style-name="P8">39 <text:s text:c="4"/>{</text:p>
      <text:p text:style-name="P8">40 <text:s text:c="7"/>middleName = str;</text:p>
      <text:p text:style-name="P8">41 <text:s text:c="4"/>}</text:p>
      <text:p text:style-name="P8">42 </text:p>
      <text:p text:style-name="P8">43 <text:s text:c="4"/>/**</text:p>
      <text:p text:style-name="P8">44 <text:s text:c="7"/>The getLength method returns the length of the</text:p>
      <text:p text:style-name="P8">45 <text:s text:c="7"/>full name.</text:p>
      <text:p text:style-name="P8">46 <text:s text:c="7"/>@return The length.</text:p>
      <text:p text:style-name="P8">47 <text:s text:c="4"/>*/</text:p>
      <text:p text:style-name="P8">48 </text:p>
      <text:p text:style-name="P8">49 <text:s text:c="4"/>public int getLength()</text:p>
      <text:p text:style-name="P8">50 <text:s text:c="4"/>{</text:p>
      <text:p text:style-name="P8">51 <text:s text:c="7"/>return lastName.length() + firstName.length()</text:p>
      <text:p text:style-name="P8">52 <text:s text:c="14"/>+ middleName.length();</text:p>
      <text:p text:style-name="P8">53 <text:s text:c="4"/>}</text:p>
      <text:p text:style-name="P8">54 </text:p>
      <text:p text:style-name="P8">55 <text:s text:c="4"/>/**</text:p>
      <text:p text:style-name="P8">56 <text:s text:c="7"/>The toString method returns the full name.</text:p>
      <text:p text:style-name="P8">57 <text:s text:c="7"/>@return A reference to a String.</text:p>
      <text:p text:style-name="P8">58 <text:s text:c="4"/>*/</text:p>
      <text:p text:style-name="P8">59 </text:p>
      <text:p text:style-name="P8">60 <text:s text:c="4"/>public String toString()</text:p>
      <text:p text:style-name="P8">61 <text:s text:c="4"/>{</text:p>
      <text:p text:style-name="P8">62 <text:s text:c="7"/>return firstName + " " + middleName + " "</text:p>
      <text:p text:style-name="P8">63 <text:s text:c="14"/>+ lastName;</text:p>
      <text:p text:style-name="P8">64 <text:s text:c="4"/>}</text:p>
      <text:p text:style-name="P8">65 <text:s/>}</text:p>
      <text:p text:style-name="P8"/>
      <text:p text:style-name="P8">Next, notice that the constructor does not merely assign instr to the instructor field. Instead, in line 27 it creates a new Instructor object for the instructor field and passes instr to the copy constructor. Here is the statement:</text:p>
      <text:p text:style-name="P8"/>
      <text:p text:style-name="P8">instructor = new Instructor(instr);</text:p>
      <text:p text:style-name="P8">This statement creates a copy of the object referenced by instr. The instructor field will reference the copy.</text:p>
      <text:p text:style-name="P8"/>
      <text:p text:style-name="P8">When a class has a field that is an object, it is possible that a shallow copy operation will create a security hole. For example, suppose the Course constructor had been written as follows:</text:p>
      <text:p text:style-name="P8"/>
      <text:p text:style-name="P8">// Bad constructor!</text:p>
      <text:p text:style-name="P8">public Course(String name, Instructor instr, TextBook text)</text:p>
      <text:p text:style-name="P8">{</text:p>
      <text:p text:style-name="P8"><text:s text:c="3"/>// Assign the courseName.</text:p>
      <text:p text:style-name="P8"><text:s text:c="3"/>courseName = name;</text:p>
      <text:p text:style-name="P8"/>
      <text:p text:style-name="P8"><text:s text:c="3"/>// Assign the instructor (shallow copy)</text:p>
      <text:p text:style-name="P8"><text:soft-page-break/><text:s text:c="3"/>instructor = instr; // Causes security hole!</text:p>
      <text:p text:style-name="P8"/>
      <text:p text:style-name="P8"><text:s text:c="3"/>// Assign the textBook (shallow copy)</text:p>
      <text:p text:style-name="P8"><text:s text:c="3"/>textBook = text; <text:s text:c="2"/>// Causes security hole!</text:p>
      <text:p text:style-name="P8">}</text:p>
      <text:p text:style-name="P8"/>
      <text:p text:style-name="P8"/>
      <text:p text:style-name="P8">Return Copies of Field Objects, Not the Originals</text:p>
      <text:p text:style-name="P8">When a method in an aggregate class returns a reference to a field object, it should return a reference to a copy of the field object, not the field object itself. For example, look at the getInstructor method in the Course class. The code is shown here:</text:p>
      <text:p text:style-name="P8"/>
      <text:p text:style-name="P8">public Instructor getInstructor()</text:p>
      <text:p text:style-name="P8">{</text:p>
      <text:p text:style-name="P8"><text:s text:c="3"/>// Return a copy of the instructor object.</text:p>
      <text:p text:style-name="P8"><text:s text:c="3"/>return new Instructor(instructor);</text:p>
      <text:p text:style-name="P8">}</text:p>
      <text:p text:style-name="P8">Notice that the return statement uses the new key word to create a new Instructor object, passing the instructor field to the copy constructor. The object that is created is a copy of the object referenced by instructor. The address of the copy is then returned. This is preferable to simply returning a reference to the field object itself. For example, suppose the method had been written this way:</text:p>
      <text:p text:style-name="P8"/>
      <text:p text:style-name="P8">// Bad method</text:p>
      <text:p text:style-name="P8">public Instructor getInstructor()</text:p>
      <text:p text:style-name="P8">{</text:p>
      <text:p text:style-name="P8"><text:s text:c="3"/>// Return a reference to the instructor object.</text:p>
      <text:p text:style-name="P8"><text:s text:c="3"/>return instructor; <text:s text:c="2"/>// WRONG! Causes a security hole.</text:p>
      <text:p text:style-name="P8">}</text:p>
      <text:p text:style-name="P8"/>
      <text:p text:style-name="P8">null reference variables do not work when working with objects that need data. </text:p>
      <text:p text:style-name="P8"/>
      <text:p text:style-name="P8"/>
      <text:p text:style-name="P7">8.8:</text:p>
      <text:p text:style-name="P8">the this reference variable references itself. </text:p>
      <text:p text:style-name="P8">The key word this is the name of a reference variable that an object can use to refer to itself. For example, recall the Stock class presented earlier in this chapter. The class has the following equals method that compares the calling Stock object to another Stock object that is passed as an argument:</text:p>
      <text:p text:style-name="P8"/>
      <text:p text:style-name="P8">public boolean equals(Stock object2)</text:p>
      <text:p text:style-name="P8">{</text:p>
      <text:p text:style-name="P8"><text:s text:c="3"/>boolean status;</text:p>
      <text:p text:style-name="P8"/>
      <text:p text:style-name="P8"><text:s text:c="3"/>// Determine whether this object's symbol and</text:p>
      <text:p text:style-name="P8"><text:s text:c="3"/>// sharePrice fields are equal to object2's</text:p>
      <text:p text:style-name="P8"><text:s text:c="3"/>// symbol and sharePrice fields.</text:p>
      <text:p text:style-name="P8"><text:s text:c="3"/>if (symbol.equals(object2.symbol) &amp;&amp;</text:p>
      <text:p text:style-name="P8"><text:s text:c="6"/>sharePrice == object2.sharePrice)</text:p>
      <text:p text:style-name="P8"><text:s text:c="5"/>status = true; // Yes, the objects are equal.</text:p>
      <text:p text:style-name="P8"><text:s text:c="3"/>else</text:p>
      <text:p text:style-name="P8"><text:soft-page-break/><text:s text:c="5"/>status = false; // No, the objects are not equal.</text:p>
      <text:p text:style-name="P8"><text:s text:c="5"/></text:p>
      <text:p text:style-name="P8"><text:s text:c="3"/>// Return the value in status.</text:p>
      <text:p text:style-name="P8"><text:s text:c="3"/>return status;</text:p>
      <text:p text:style-name="P8">}</text:p>
      <text:p text:style-name="P8"/>
      <text:p text:style-name="P8">symbol and shareprice can be replaced by this. </text:p>
      <text:p text:style-name="P8"/>
      <text:p text:style-name="P8"/>
      <text:p text:style-name="P8">One common use of the this key word is to overcome the shadowing of a field name by a parameter name. Recall from Chapter 6 that if a method’s parameter has the same name as a field in the same class, then the parameter name shadows the field name. For example, look at the constructor in the Stock class:</text:p>
      <text:p text:style-name="P8"/>
      <text:p text:style-name="P8">public Stock(String sym, double price)</text:p>
      <text:p text:style-name="P8">{</text:p>
      <text:p text:style-name="P8"><text:s text:c="3"/>symbol = sym;</text:p>
      <text:p text:style-name="P8"><text:s text:c="3"/>sharePrice = price;</text:p>
      <text:p text:style-name="P8">}</text:p>
      <text:p text:style-name="P8">This method uses the parameter sym to accept an argument that is assigned to the symbol field, and the parameter price to accept an argument that is assigned to the sharePrice field. Sometimes it is difficult (and even time-consuming) to think of a good parameter name that is different from a field name. To avoid this problem, many programmers give parameters the same names as the fields to which they correspond, and then use the this key word to refer to the field names. For example, the Stock class’s constructor could be written as follows:</text:p>
      <text:p text:style-name="P8"/>
      <text:p text:style-name="P8">public Stock(String symbol, double sharePrice)</text:p>
      <text:p text:style-name="P8">{</text:p>
      <text:p text:style-name="P8"><text:s text:c="3"/>this.symbol = symbol;</text:p>
      <text:p text:style-name="P8"><text:s text:c="3"/>this.sharePrice = sharePrice;</text:p>
      <text:p text:style-name="P8">}</text:p>
      <text:p text:style-name="P8"/>
      <text:p text:style-name="P8">One common use of the this key word is to overcome the shadowing of a field name by a parameter name. Recall from Chapter 6 that if a method’s parameter has the same name as a field in the same class, then the parameter name shadows the field name. For example, look at the constructor in the Stock class:</text:p>
      <text:p text:style-name="P8"/>
      <text:p text:style-name="P8">public Stock(String sym, double price)</text:p>
      <text:p text:style-name="P8">{</text:p>
      <text:p text:style-name="P8"><text:s text:c="3"/>symbol = sym;</text:p>
      <text:p text:style-name="P8"><text:s text:c="3"/>sharePrice = price;</text:p>
      <text:p text:style-name="P8">}</text:p>
      <text:p text:style-name="P8">This method uses the parameter sym to accept an argument that is assigned to the symbol field, and the parameter price to accept an argument that is assigned to the sharePrice field. Sometimes it is difficult (and even time-consuming) to think of a good parameter name that is different from a field name. To avoid this problem, many programmers give parameters the same names as the fields to which they correspond, and then use the this key word to refer to the field names. For example, the Stock class’s constructor could be written as follows:</text:p>
      <text:p text:style-name="P8"/>
      <text:p text:style-name="P8"><text:soft-page-break/>public Stock(String symbol, double sharePrice)</text:p>
      <text:p text:style-name="P8">{</text:p>
      <text:p text:style-name="P8"><text:s text:c="3"/>this.symbol = symbol;</text:p>
      <text:p text:style-name="P8"><text:s text:c="3"/>this.sharePrice = sharePrice;</text:p>
      <text:p text:style-name="P8">}</text:p>
      <text:p text:style-name="P8">Although the parameter names symbol and sharePrice shadow the field names symbol and sharePrice, the this key word overcomes the shadowing. Because this is a reference to the calling object, the expression this.symbol refers to the calling object’s symbol field, and the expression this.sharePrice refers to the calling object’s sharePrice field.</text:p>
      <text:p text:style-name="P8"/>
      <text:p text:style-name="P8"/>
      <text:p text:style-name="P8">This can be rewritten to call overloaded constructors to another. For instance,it could be written asL</text:p>
      <text:p text:style-name="P8"/>
      <text:p text:style-name="P8">public Stock(string sym) {</text:p>
      <text:p text:style-name="P8">this(sym,0.0);</text:p>
      <text:p text:style-name="P8">}</text:p>
      <text:p text:style-name="P8"/>
      <text:p text:style-name="P8">this obly works on constructors from the same class. <text:s/></text:p>
      <text:p text:style-name="P8"/>
      <text:p text:style-name="P7">8.9: Enumeration</text:p>
      <text:p text:style-name="P7"/>
      <text:p text:style-name="P8">enumerated data has preset variables. Enumerated can be its own data type, for instance I could create a day variable and it woul.d only accept certain types of values like a string. </text:p>
      <text:p text:style-name="P8"/>
      <text:p text:style-name="P8">I could create a data type using enum.</text:p>
      <text:p text:style-name="P8"/>
      <text:p text:style-name="P8">You use the enum key word to create your own data type and specify the values that belong to that type. Here is an example of an enumerated data type declaration:</text:p>
      <text:p text:style-name="P8"/>
      <text:p text:style-name="P8">enum Day { SUNDAY, MONDAY, TUESDAY, WEDNESDAY,</text:p>
      <text:p text:style-name="P8"><text:s text:c="11"/>THURSDAY, FRIDAY, SATURDAY }</text:p>
      <text:p text:style-name="P8">An enumerated data type declaration begins with the key word enum, followed by the name of the type, followed by a list of identifiers inside braces. The example declaration creates an enumerated data type named Day. The identifiers SUNDAY, MONDAY, TUESDAY, WEDNESDAY, THURSDAY, FRIDAY, and SATURDAY, which are listed inside the braces, are known as enum constants. They represent the values that belong to the Day data type. Here is the general format of an enumerated type declaration:</text:p>
      <text:p text:style-name="P8"/>
      <text:p text:style-name="P8">enum TypeName <text:s/>{ <text:s/>One or more enum constants <text:s/>}</text:p>
      <text:p text:style-name="P8"/>
      <text:p text:style-name="P8">once you have a enumerated data set you can use it to declare variables for instance.</text:p>
      <text:p text:style-name="P8"/>
      <text:p text:style-name="P8">Day workDay; would work </text:p>
      <text:p text:style-name="P8"/>
      <text:p text:style-name="P8"/>
      <text:p text:style-name="P8"/>
      <text:p text:style-name="P8">Because workDay is a Day variable, the only values that we can legally assign to it are the enum constants Day.SUNDAY, Day.MONDAY, Day.TUESDAY, Day.WEDNESDAY, Day.THURSDAY, Day.FRIDAY, and Day.SATURDAY. If we try to assign any value other than one of the Day type’s <text:soft-page-break/>enum constants, a compiler error will result. For example, the following statement assigns the value Day.WEDNESDAY to the workDay variable:</text:p>
      <text:p text:style-name="P8"/>
      <text:p text:style-name="P8">Day workDay = Day.WEDNESDAY;</text:p>
      <text:p text:style-name="P8">Notice that we assigned Day.WEDNESDAY instead of just WEDNESDAY. The name Day.WEDNESDAY is the fully qualified name of the Day type’s WEDNESDAY constant. Under most circumstances you must use the fully qualified name of an enum constant.</text:p>
      <text:p text:style-name="P8"/>
      <text:p text:style-name="P8">These are special class types as the constants are objects. These have prepackaged methods like the toString method. </text:p>
      <text:p text:style-name="P8"/>
      <text:p text:style-name="P8">You can print it out with Day workDay = Day.WEDNESDAY;</text:p>
      <text:p text:style-name="P8">System.out.println(workDay)</text:p>
      <text:p text:style-name="P8">sout(Day.WEDNESDAY);</text:p>
      <text:p text:style-name="P8"/>
      <text:p text:style-name="P8">there is also the ordinal method which returns the ordinal value of the constant. </text:p>
      <text:p text:style-name="P8"/>
      <text:p text:style-name="P8"/>
      <text:p text:style-name="P8">For example, assuming that the Day type has been declared as previously shown, look at the following code segment:</text:p>
      <text:p text:style-name="P8"/>
      <text:p text:style-name="P8">Day lastWorkDay = Day.FRIDAY;</text:p>
      <text:p text:style-name="P8">System.out.println(lastWorkDay.ordinal());</text:p>
      <text:p text:style-name="P8">System.out.println(Day.MONDAY.ordinal());</text:p>
      <text:p text:style-name="P8"/>
      <text:p text:style-name="P8">The last enumerated data type methods that we will discuss here are equals and compareTo. The equals method accepts an object as its argument and returns true if that object is equal to the calling enum constant. For example, assuming that the Day type has been declared as previously shown, the following code segment will display “The two are the same”:</text:p>
      <text:p text:style-name="P8"/>
      <text:p text:style-name="P8">Day myDay = Day.TUESDAY;</text:p>
      <text:p text:style-name="P8">if (myDay.equals(Day.TUESDAY))</text:p>
      <text:p text:style-name="P8"><text:s text:c="3"/>System.out.println("The two are the same.");</text:p>
      <text:p text:style-name="P8"/>
      <text:p text:style-name="P8">the compareTo method compares constants of the same type. Day myDay = Day.FRIDAY;</text:p>
      <text:p text:style-name="P8">if (myDay.compareTo(Day.MONDAY) &gt; 0)</text:p>
      <text:p text:style-name="P8"><text:s text:c="3"/>System.out.println(myDay + " is greater than "</text:p>
      <text:p text:style-name="P8">+ Day.MONDAY);</text:p>
      <text:p text:style-name="P8"/>
      <text:p text:style-name="P8">One place to declare an enumerated type is inside a class. If you declare an enumerated type inside a class, it cannot be inside a method. Code Listing 8-18 shows an example. It demonstrates the Day enumerated type.</text:p>
      <text:p text:style-name="P8"/>
      <text:p text:style-name="P8">Code Listing 8-18 (EnumDemo.java)</text:p>
      <text:p text:style-name="P8"><text:s/>1 /**</text:p>
      <text:p text:style-name="P8"><text:s/>2 <text:s text:c="3"/>This program demonstrates an enumerated type.</text:p>
      <text:p text:style-name="P8"><text:s/>3 */</text:p>
      <text:p text:style-name="P8"><text:s/>4</text:p>
      <text:p text:style-name="P8"><text:s/>5 public class EnumDemo</text:p>
      <text:p text:style-name="P8"><text:soft-page-break/><text:s/>6 {</text:p>
      <text:p text:style-name="P8"><text:s/>7 <text:s text:c="3"/>// Declare the Day enumerated type.</text:p>
      <text:p text:style-name="P8"><text:s/>8 <text:s text:c="3"/>enum Day { SUNDAY, MONDAY, TUESDAY, WEDNESDAY,</text:p>
      <text:p text:style-name="P8"><text:s/>9 <text:s text:c="14"/>THURSDAY, FRIDAY, SATURDAY }</text:p>
      <text:p text:style-name="P8">10</text:p>
      <text:p text:style-name="P8">11 <text:s text:c="3"/>public static void main(String[] args)</text:p>
      <text:p text:style-name="P8">12 <text:s text:c="3"/>{</text:p>
      <text:p text:style-name="P8">13 <text:s text:c="6"/>// Declare a Day variable and assign it a value.</text:p>
      <text:p text:style-name="P8">14 <text:s text:c="6"/>Day workDay = Day.WEDNESDAY;</text:p>
      <text:p text:style-name="P8">15</text:p>
      <text:p text:style-name="P8">16 <text:s text:c="6"/>// The following statement displays WEDNESDAY.</text:p>
      <text:p text:style-name="P8">17 <text:s text:c="6"/>System.out.println(workDay);</text:p>
      <text:p text:style-name="P8">18</text:p>
      <text:p text:style-name="P8">19 <text:s text:c="6"/>// The following statement displays the ordinal</text:p>
      <text:p text:style-name="P8">20 <text:s text:c="6"/>// value for Day.SUNDAY, which is 0.</text:p>
      <text:p text:style-name="P8">21 <text:s text:c="6"/>System.out.println("The ordinal value for " +</text:p>
      <text:p text:style-name="P8">22 <text:s text:c="25"/>Day.SUNDAY + " is " +</text:p>
      <text:p text:style-name="P8">23 <text:s text:c="25"/>Day.SUNDAY.ordinal());</text:p>
      <text:p text:style-name="P8">24</text:p>
      <text:p text:style-name="P8">25 <text:s text:c="6"/>// The following statement displays the ordinal</text:p>
      <text:p text:style-name="P8">26 <text:s text:c="6"/>// value for Day.SATURDAY, which is 6.</text:p>
      <text:p text:style-name="P8">27 <text:s text:c="6"/>System.out.println("The ordinal value for " +</text:p>
      <text:p text:style-name="P8">28 <text:s text:c="25"/>Day.SATURDAY + " is " +</text:p>
      <text:p text:style-name="P8">29 <text:s text:c="25"/>Day.SATURDAY.ordinal());</text:p>
      <text:p text:style-name="P8">30</text:p>
      <text:p text:style-name="P8">31 <text:s text:c="6"/>// The following statement compares two enum constants.</text:p>
      <text:p text:style-name="P8">32 <text:s text:c="6"/>if (Day.FRIDAY.compareTo(Day.MONDAY) &gt; 0)</text:p>
      <text:p text:style-name="P8">33 <text:s text:c="9"/>System.out.println(Day.FRIDAY + " is greater than " +</text:p>
      <text:p text:style-name="P8">34 <text:s text:c="28"/>Day.MONDAY);</text:p>
      <text:p text:style-name="P8">35 <text:s text:c="6"/>else</text:p>
      <text:p text:style-name="P8">36 <text:s text:c="9"/>System.out.println(Day.FRIDAY + " is NOT greater than " +</text:p>
      <text:p text:style-name="P8">37 <text:s text:c="28"/>Day.MONDAY);</text:p>
      <text:p text:style-name="P8">38 <text:s text:c="3"/>}</text:p>
      <text:p text:style-name="P8">39 }</text:p>
      <text:p text:style-name="P8"/>
      <text:p text:style-name="P8">For example, if we stored the Day type in its own file, we would name the file Day.java. This makes sense because enumerated data types are ­specialized classes. For example, look at Code Listing 8-19. This file, CarType.java, contains the ­declaration of an enumerated data type named CarType. When it is compiled, a byte code file named CarType.class will be generated.</text:p>
      <text:p text:style-name="P8"/>
      <text:p text:style-name="P8">Code Listing 8-19 (CarType.java)</text:p>
      <text:p text:style-name="P8"><text:s/>1 /**</text:p>
      <text:p text:style-name="P8"><text:s/>2 <text:s text:c="3"/>CarType enumerated data type</text:p>
      <text:p text:style-name="P8"><text:s/>3 */</text:p>
      <text:p text:style-name="P8"><text:s/>4</text:p>
      <text:p text:style-name="P8"><text:s/>5 enum CarType { PORSCHE, FERRARI, JAGUAR }</text:p>
      <text:p text:style-name="P8">Also look at Code Listing 8-20. This file, CarColor.java, contains the declaration of an enumerated data type named CarColor. When it is compiled, a byte code file named CarColor.class will be generated.</text:p>
      <text:p text:style-name="P8"/>
      <text:p text:style-name="P8"><text:soft-page-break/>Code Listing 8-20 (CarColor.java)</text:p>
      <text:p text:style-name="P8"><text:s/>1 /**</text:p>
      <text:p text:style-name="P8"><text:s/>2 <text:s text:c="3"/>CarColor enumerated data type</text:p>
      <text:p text:style-name="P8"><text:s/>3 */</text:p>
      <text:p text:style-name="P8"><text:s/>4</text:p>
      <text:p text:style-name="P8"><text:s/>5 enum CarColor { RED, BLACK, BLUE, SILVER }</text:p>
      <text:p text:style-name="P8"/>
      <text:p text:style-name="P8">Code Listing 8-21 (SportsCar.java)</text:p>
      <text:p text:style-name="P8"><text:s/>1 /**</text:p>
      <text:p text:style-name="P8"><text:s/>2 <text:s text:c="3"/>SportsCar class</text:p>
      <text:p text:style-name="P8"><text:s/>3 */</text:p>
      <text:p text:style-name="P8"><text:s/>4</text:p>
      <text:p text:style-name="P8"><text:s/>5 public class SportsCar</text:p>
      <text:p text:style-name="P8"><text:s/>6 {</text:p>
      <text:p text:style-name="P8"><text:s/>7 <text:s text:c="3"/>private CarType make; <text:s text:c="3"/>// The car's make</text:p>
      <text:p text:style-name="P8"><text:s/>8 <text:s text:c="3"/>private CarColor color; <text:s/>// The car's color</text:p>
      <text:p text:style-name="P8"><text:s/>9 <text:s text:c="3"/>private double price; <text:s text:c="3"/>// The car's price</text:p>
      <text:p text:style-name="P8">10</text:p>
      <text:p text:style-name="P8">11 <text:s text:c="3"/>/**</text:p>
      <text:p text:style-name="P8">12 <text:s text:c="6"/>The constructor initializes the car's make,</text:p>
      <text:p text:style-name="P8">13 <text:s text:c="6"/>color, and price.</text:p>
      <text:p text:style-name="P8">14 <text:s text:c="6"/>@param aMake The car's make.</text:p>
      <text:p text:style-name="P8">15 <text:s text:c="6"/>@param aColor The car's color.</text:p>
      <text:p text:style-name="P8">16 <text:s text:c="6"/>@param aPrice The car's price.</text:p>
      <text:p text:style-name="P8">17 <text:s text:c="3"/>*/</text:p>
      <text:p text:style-name="P8">18</text:p>
      <text:p text:style-name="P8">19 <text:s text:c="3"/>public SportsCar(CarType aMake, CarColor aColor, double aPrice)</text:p>
      <text:p text:style-name="P8">20 <text:s text:c="3"/>{</text:p>
      <text:p text:style-name="P8">21 <text:s text:c="6"/>make = aMake;</text:p>
      <text:p text:style-name="P8">22 <text:s text:c="6"/>color = aColor;</text:p>
      <text:p text:style-name="P8">23 <text:s text:c="6"/>price = aPrice;</text:p>
      <text:p text:style-name="P8">24 <text:s text:c="3"/>}</text:p>
      <text:p text:style-name="P8">25</text:p>
      <text:p text:style-name="P8">26 <text:s text:c="3"/>/**</text:p>
      <text:p text:style-name="P8">27 <text:s text:c="6"/>getMake method</text:p>
      <text:p text:style-name="P8">28 <text:s text:c="6"/>@return The car's make.</text:p>
      <text:p text:style-name="P8">29 <text:s text:c="3"/>*/</text:p>
      <text:p text:style-name="P8">30</text:p>
      <text:p text:style-name="P8">31 <text:s text:c="3"/>public CarType getMake()</text:p>
      <text:p text:style-name="P8">32 <text:s text:c="3"/>{</text:p>
      <text:p text:style-name="P8">33 <text:s text:c="6"/>return make;</text:p>
      <text:p text:style-name="P8">34 <text:s text:c="3"/>}</text:p>
      <text:p text:style-name="P8">35</text:p>
      <text:p text:style-name="P8">36 <text:s text:c="3"/>/**</text:p>
      <text:p text:style-name="P8">37 <text:s text:c="6"/>getColor method</text:p>
      <text:p text:style-name="P8">38 <text:s text:c="6"/>@return The car's color.</text:p>
      <text:p text:style-name="P8">39 <text:s text:c="3"/>*/</text:p>
      <text:p text:style-name="P8">40</text:p>
      <text:p text:style-name="P8">41 <text:s text:c="3"/>public CarColor getColor()</text:p>
      <text:p text:style-name="P8"><text:soft-page-break/>42 <text:s text:c="3"/>{</text:p>
      <text:p text:style-name="P8">43 <text:s text:c="6"/>return color;</text:p>
      <text:p text:style-name="P8">44 <text:s text:c="3"/>}</text:p>
      <text:p text:style-name="P8">45</text:p>
      <text:p text:style-name="P8">46 <text:s text:c="3"/>/**</text:p>
      <text:p text:style-name="P8">47 <text:s text:c="6"/>getPrice method</text:p>
      <text:p text:style-name="P8">48 <text:s text:c="6"/>@return The car's price.</text:p>
      <text:p text:style-name="P8">49 <text:s text:c="3"/>*/</text:p>
      <text:p text:style-name="P8">50</text:p>
      <text:p text:style-name="P8">51 <text:s text:c="3"/>public double getPrice()</text:p>
      <text:p text:style-name="P8">52 <text:s text:c="3"/>{</text:p>
      <text:p text:style-name="P8">53 <text:s text:c="6"/>return price;</text:p>
      <text:p text:style-name="P8">54 <text:s text:c="3"/>}</text:p>
      <text:p text:style-name="P8">55</text:p>
      <text:p text:style-name="P8">56 <text:s text:c="3"/>/**</text:p>
      <text:p text:style-name="P8">57 <text:s text:c="6"/>toString method</text:p>
      <text:p text:style-name="P8">58 <text:s text:c="6"/>@return A string indicating the car's make,</text:p>
      <text:p text:style-name="P8">59 <text:s text:c="14"/>color, and price.</text:p>
      <text:p text:style-name="P8">60 <text:s text:c="3"/>*/</text:p>
      <text:p text:style-name="P8">61</text:p>
      <text:p text:style-name="P8">62 <text:s text:c="3"/>public String toString()</text:p>
      <text:p text:style-name="P8">63 <text:s text:c="3"/>{</text:p>
      <text:p text:style-name="P8">64 <text:s text:c="6"/>// Create a string representing the object.</text:p>
      <text:p text:style-name="P8">65 <text:s text:c="6"/>String str = String.format("Make: %s\nColor: %s\nPrice: $%,.2f",</text:p>
      <text:p text:style-name="P8">66 <text:s text:c="33"/>make, color, price);</text:p>
      <text:p text:style-name="P8">67</text:p>
      <text:p text:style-name="P8">68 <text:s text:c="6"/>// Return the string.</text:p>
      <text:p text:style-name="P8">69 <text:s text:c="6"/>return str;</text:p>
      <text:p text:style-name="P8">70 <text:s text:c="3"/>}</text:p>
      <text:p text:style-name="P8">71 }</text:p>
      <text:p text:style-name="P8"/>
      <text:p text:style-name="P8">Code Listing 8-22 (SportsCarDemo.java)</text:p>
      <text:p text:style-name="P8"><text:s/>1 /**</text:p>
      <text:p text:style-name="P8"><text:s/>2 <text:s text:c="3"/>This program demonstrates the SportsCar class.</text:p>
      <text:p text:style-name="P8"><text:s/>3 */</text:p>
      <text:p text:style-name="P8"><text:s/>4</text:p>
      <text:p text:style-name="P8"><text:s/>5 public class SportsCarDemo</text:p>
      <text:p text:style-name="P8"><text:s/>6 {</text:p>
      <text:p text:style-name="P8"><text:s/>7 <text:s text:c="3"/>public static void main(String[] args)</text:p>
      <text:p text:style-name="P8"><text:s/>8 <text:s text:c="3"/>{</text:p>
      <text:p text:style-name="P8"><text:s/>9 <text:s text:c="6"/>// Create a SportsCar object.</text:p>
      <text:p text:style-name="P8">10 <text:s text:c="6"/>SportsCar yourNewCar = new SportsCar(CarType.PORSCHE,</text:p>
      <text:p text:style-name="P8">11 <text:s text:c="39"/>CarColor.RED, 100000);</text:p>
      <text:p text:style-name="P8">12</text:p>
      <text:p text:style-name="P8">13 <text:s text:c="6"/>// Display the object's values.</text:p>
      <text:p text:style-name="P8">14 <text:s text:c="6"/>System.out.println(yourNewCar);</text:p>
      <text:p text:style-name="P8">15 <text:s text:c="3"/>}</text:p>
      <text:p text:style-name="P8">16 }</text:p>
      <text:p text:style-name="P8"/>
      <text:p text:style-name="P8"><text:soft-page-break/>Switching On an Enumerated Type</text:p>
      <text:p text:style-name="P8">Java allows you to test an enum constant with a switch statement. For example, look at the program in Code Listing 8-23. It creates a SportsCar object, and then uses a switch statement to test the object’s make field.</text:p>
      <text:p text:style-name="P8"/>
      <text:p text:style-name="P8">Code Listing 8-23 (SportsCarDemo2.java)</text:p>
      <text:p text:style-name="P8"><text:s/>1 /**</text:p>
      <text:p text:style-name="P8"><text:s/>2 <text:s text:c="3"/>This program shows that you can switch on an</text:p>
      <text:p text:style-name="P8"><text:s/>3 <text:s text:c="3"/>enumerated type.</text:p>
      <text:p text:style-name="P8"><text:s/>4 */</text:p>
      <text:p text:style-name="P8"><text:s/>5</text:p>
      <text:p text:style-name="P8"><text:s/>6 public class SportsCarDemo2</text:p>
      <text:p text:style-name="P8"><text:s/>7 {</text:p>
      <text:p text:style-name="P8"><text:s/>8 <text:s text:c="3"/>public static void main(String[] args)</text:p>
      <text:p text:style-name="P8"><text:s/>9 <text:s text:c="3"/>{</text:p>
      <text:p text:style-name="P8">10 <text:s text:c="6"/>// Create a SportsCar object.</text:p>
      <text:p text:style-name="P8">11 <text:s text:c="6"/>SportsCar yourNewCar = new SportsCar(CarType.PORSCHE,</text:p>
      <text:p text:style-name="P8">12 <text:s text:c="36"/>CarColor.RED, 100000);</text:p>
      <text:p text:style-name="P8">13</text:p>
      <text:p text:style-name="P8">14 <text:s text:c="6"/>// Get the car make and switch on it.</text:p>
      <text:p text:style-name="P8">15 <text:s text:c="6"/>switch (yourNewCar.getMake())</text:p>
      <text:p text:style-name="P8">16 <text:s text:c="6"/>{</text:p>
      <text:p text:style-name="P8">17 <text:s text:c="9"/>case PORSCHE :</text:p>
      <text:p text:style-name="P8">18 <text:s text:c="12"/>System.out.println("Your car was made in Germany.");</text:p>
      <text:p text:style-name="P8">19 <text:s text:c="12"/>break;</text:p>
      <text:p text:style-name="P8">20 <text:s text:c="9"/>case FERRARI :</text:p>
      <text:p text:style-name="P8">21 <text:s text:c="12"/>System.out.println("Your car was made in Italy.");</text:p>
      <text:p text:style-name="P8">22 <text:s text:c="12"/>break;</text:p>
      <text:p text:style-name="P8">23 <text:s text:c="9"/>case JAGUAR :</text:p>
      <text:p text:style-name="P8">24 <text:s text:c="12"/>System.out.println("Your car was made in England.");</text:p>
      <text:p text:style-name="P8">25 <text:s text:c="12"/>break;</text:p>
      <text:p text:style-name="P8">26 <text:s text:c="9"/>default:</text:p>
      <text:p text:style-name="P8">27 <text:s text:c="12"/>System.out.println("I'm not sure where that car "</text:p>
      <text:p text:style-name="P8">28 <text:s text:c="33"/>+ "was made.");</text:p>
      <text:p text:style-name="P8">29 <text:s text:c="5"/>}</text:p>
      <text:p text:style-name="P8">30 <text:s text:c="3"/>}</text:p>
      <text:p text:style-name="P8">31 }</text:p>
      <text:p text:style-name="P8"/>
      <text:p text:style-name="P7">8.10:</text:p>
      <text:p text:style-name="P8">java periodically will garbage collect, meaning it will remove unreferenced objects from memory. </text:p>
      <text:p text:style-name="P8"/>
      <text:p text:style-name="P8">When an object is no longer needed, it should be destroyed so the memory it uses can be freed for other purposes. Fortunately, you do not have to destroy objects after you are ­finished using them. The Java Virtual Machine periodically performs a process known as garbage collection, which automatically removes unreferenced objects from memory. For example, look at the following code:</text:p>
      <text:p text:style-name="P8"/>
      <text:p text:style-name="P8">// Declare two BankAccount reference variables.</text:p>
      <text:p text:style-name="P8">BankAccount account1, account2;</text:p>
      <text:p text:style-name="P8"/>
      <text:p text:style-name="P8"><text:soft-page-break/>// Create an object and reference it with account1.</text:p>
      <text:p text:style-name="P8">account1 = new BankAccount(500.0);</text:p>
      <text:p text:style-name="P8"/>
      <text:p text:style-name="P8">// Reference the same object with account2.</text:p>
      <text:p text:style-name="P8">account2 = account1;</text:p>
      <text:p text:style-name="P8"/>
      <text:p text:style-name="P8">// Store null in account1 so it no longer</text:p>
      <text:p text:style-name="P8">// references the object.</text:p>
      <text:p text:style-name="P8">account1 = null;</text:p>
      <text:p text:style-name="P8"/>
      <text:p text:style-name="P8">// The object is still referenced by account2, though.</text:p>
      <text:p text:style-name="P8">// Store null in account2 so it no longer references</text:p>
      <text:p text:style-name="P8">// the object.</text:p>
      <text:p text:style-name="P8">account2 = null;</text:p>
      <text:p text:style-name="P8"/>
      <text:p text:style-name="P8">// Now the object is no longer referenced, so it</text:p>
      <text:p text:style-name="P8">// can be removed by the garbage collector.</text:p>
      <text:p text:style-name="P8"/>
      <text:p text:style-name="P8">The finalize Method</text:p>
      <text:p text:style-name="P8">If a class has a method named finalize, it is called automatically just before an instance of the class is destroyed by the garbage collector. If you wish to execute code just before an object is destroyed, you can create a finalize method in the class and place the code there. The finalize method accepts no arguments and has a void return type.</text:p>
      <text:p text:style-name="P8"/>
      <text:p text:style-name="P7">8.11:</text:p>
      <text:p text:style-name="P8">Class collaboration</text:p>
      <text:p text:style-name="P8"/>
      <text:p text:style-name="P8">If one object is to collaborate with another object, then it must know something about the other object’s class methods and how to call them. For example, suppose we were to write a class named StockPurchase, which uses an object of the Stock class (presented earlier in this chapter) to simulate the purchase of a stock. The StockPurchase class is responsible for calculating the cost of the stock purchase. To do that, it must know how to call the Stock class’s getSharePrice method to get the price per share of the stock. Code Listing 8-24 shows an example of the StockPurchase class. (This file is in the source code folder Chapter 08\StockPurchase Class.)</text:p>
      <text:p text:style-name="P8"/>
      <text:p text:style-name="P8">Code Listing 8-24 (StockPurchase.java)</text:p>
      <text:p text:style-name="P8"><text:s/>1 /**</text:p>
      <text:p text:style-name="P8"><text:s/>2 <text:s text:c="3"/>The StockPurchase class represents a stock purchase.</text:p>
      <text:p text:style-name="P8"><text:s/>3 */</text:p>
      <text:p text:style-name="P8"><text:s/>4</text:p>
      <text:p text:style-name="P8"><text:s/>5 public class StockPurchase</text:p>
      <text:p text:style-name="P8"><text:s/>6 {</text:p>
      <text:p text:style-name="P8"><text:s/>7 <text:s text:c="3"/>private Stock stock; // The stock that was purchased</text:p>
      <text:p text:style-name="P8"><text:s/>8 <text:s text:c="3"/>private int shares; // Number of shares owned</text:p>
      <text:p text:style-name="P8"><text:s/>9</text:p>
      <text:p text:style-name="P8">10 <text:s text:c="3"/>/**</text:p>
      <text:p text:style-name="P8">11 <text:s text:c="6"/>Constructor</text:p>
      <text:p text:style-name="P8">12 <text:s text:c="6"/>@param stockObject The stock to purchase.</text:p>
      <text:p text:style-name="P8">13 <text:s text:c="6"/>@param numShares The number of shares.</text:p>
      <text:p text:style-name="P8"><text:soft-page-break/>14 <text:s text:c="3"/>*/</text:p>
      <text:p text:style-name="P8">15</text:p>
      <text:p text:style-name="P8">16 <text:s text:c="3"/>public StockPurchase(Stock stockObject, int numShares)</text:p>
      <text:p text:style-name="P8">17 <text:s text:c="3"/>{</text:p>
      <text:p text:style-name="P8">18 <text:s text:c="6"/>// Create a copy of the object referenced by</text:p>
      <text:p text:style-name="P8">19 <text:s text:c="6"/>// stockObject.</text:p>
      <text:p text:style-name="P8">20 <text:s text:c="6"/>stock = new Stock(stockObject);</text:p>
      <text:p text:style-name="P8">21 <text:s text:c="6"/>shares = numShares;</text:p>
      <text:p text:style-name="P8">22 <text:s text:c="3"/>}</text:p>
      <text:p text:style-name="P8">23</text:p>
      <text:p text:style-name="P8">24 <text:s text:c="3"/>/**</text:p>
      <text:p text:style-name="P8">25 <text:s text:c="6"/>getStock method</text:p>
      <text:p text:style-name="P8">26 <text:s text:c="6"/>@return A copy of the Stock object for the stock</text:p>
      <text:p text:style-name="P8">27 <text:s text:c="14"/>being purchased.</text:p>
      <text:p text:style-name="P8">28 <text:s text:c="3"/>*/</text:p>
      <text:p text:style-name="P8">29</text:p>
      <text:p text:style-name="P8">30 <text:s text:c="3"/>public Stock getStock()</text:p>
      <text:p text:style-name="P8">31 <text:s text:c="3"/>{</text:p>
      <text:p text:style-name="P8">32 <text:s text:c="6"/>// Return a copy of the object referenced by stock.</text:p>
      <text:p text:style-name="P8">33 <text:s text:c="6"/>return new Stock(stock);</text:p>
      <text:p text:style-name="P8">34 <text:s text:c="3"/>}</text:p>
      <text:p text:style-name="P8">35</text:p>
      <text:p text:style-name="P8">36 <text:s text:c="3"/>/**</text:p>
      <text:p text:style-name="P8">37 <text:s text:c="6"/>getShares method</text:p>
      <text:p text:style-name="P8">38 <text:s text:c="6"/>@return The number of shares being purchased.</text:p>
      <text:p text:style-name="P8">39 <text:s text:c="3"/>*/</text:p>
      <text:p text:style-name="P8">40</text:p>
      <text:p text:style-name="P8">41 <text:s text:c="3"/>public int getShares()</text:p>
      <text:p text:style-name="P8">42 <text:s text:c="3"/>{</text:p>
      <text:p text:style-name="P8">43 <text:s text:c="6"/>return shares;</text:p>
      <text:p text:style-name="P8">44 <text:s text:c="3"/>}</text:p>
      <text:p text:style-name="P8">45</text:p>
      <text:p text:style-name="P8">46 <text:s text:c="3"/>/**</text:p>
      <text:p text:style-name="P8">47 <text:s text:c="6"/>getCost method</text:p>
      <text:p text:style-name="P8">48 <text:s text:c="6"/>@return The cost of the stock purchase.</text:p>
      <text:p text:style-name="P8">49 <text:s text:c="3"/>*/</text:p>
      <text:p text:style-name="P8">50</text:p>
      <text:p text:style-name="P8">51 <text:s text:c="3"/>public double getCost()</text:p>
      <text:p text:style-name="P8">52 <text:s text:c="3"/>{</text:p>
      <text:p text:style-name="P8">53 <text:s text:c="6"/>return shares * stock.getSharePrice();</text:p>
      <text:p text:style-name="P8">54 <text:s text:c="3"/>}</text:p>
      <text:p text:style-name="P8">55 }</text:p>
      <text:p text:style-name="P8"/>
      <text:p text:style-name="P8">The constructor for this class accepts a Stock object representing the stock that is being purchased, and an int representing the number of shares to purchase. In line 20 we see the first collaboration: The StockPurchase constructor makes a copy of the Stock object by using the Stock class’s copy constructor. The copy constructor is used again in the getStock method, in line 33, to return a copy of the Stock object.</text:p>
      <text:p text:style-name="P8"/>
      <text:p text:style-name="P8"><text:soft-page-break/>The next collaboration takes place in the getCost method. This method calculates and returns the cost of the stock purchase. In line 53 it calls the Stock class’s getSharePrice method to determine the stock’s price per share. The program in Code Listing 8-25 ­demonstrates this class. (This file is also stored in the source code folder Chapter 08\StockPurchase Class.)</text:p>
      <text:p text:style-name="P8"/>
      <text:p text:style-name="P8">Code Listing 8-25 (StockTrader.java)</text:p>
      <text:p text:style-name="P8"><text:s/>1 import java.util.Scanner;</text:p>
      <text:p text:style-name="P8"><text:s/>2</text:p>
      <text:p text:style-name="P8"><text:s/>3 /**</text:p>
      <text:p text:style-name="P8"><text:s/>4 <text:s text:c="3"/>This program allows you to purchase shares of XYZ</text:p>
      <text:p text:style-name="P8"><text:s/>5 <text:s text:c="3"/>company's stock.</text:p>
      <text:p text:style-name="P8"><text:s/>6 */</text:p>
      <text:p text:style-name="P8"><text:s/>7</text:p>
      <text:p text:style-name="P8"><text:s/>8 public class StockTrader</text:p>
      <text:p text:style-name="P8"><text:s/>9 {</text:p>
      <text:p text:style-name="P8">10 <text:s text:c="3"/>public static void main(String[] args)</text:p>
      <text:p text:style-name="P8">11 <text:s text:c="3"/>{</text:p>
      <text:p text:style-name="P8">12 <text:s text:c="6"/>int sharesToBuy; // Number of shares to buy.</text:p>
      <text:p text:style-name="P8">13</text:p>
      <text:p text:style-name="P8">14 <text:s text:c="6"/>// Create a Stock object for the company stock.</text:p>
      <text:p text:style-name="P8">15 <text:s text:c="6"/>// The trading symbol is XYZ and the stock is</text:p>
      <text:p text:style-name="P8">16 <text:s text:c="6"/>// currently $9.62 per share.</text:p>
      <text:p text:style-name="P8">17 <text:s text:c="6"/>Stock xyzCompany = new Stock("XYZ", 9.62);</text:p>
      <text:p text:style-name="P8">18</text:p>
      <text:p text:style-name="P8">19 <text:s text:c="6"/>// Create a Scanner object for keyboard input.</text:p>
      <text:p text:style-name="P8">20 <text:s text:c="6"/>Scanner keyboard = new Scanner(System.in);</text:p>
      <text:p text:style-name="P8">21</text:p>
      <text:p text:style-name="P8">22 <text:s text:c="6"/>// Display the current share price.</text:p>
      <text:p text:style-name="P8">23 <text:s text:c="6"/>System.out.printf("XYZ stock is currently $%,.2f.\n",</text:p>
      <text:p text:style-name="P8">24 <text:s text:c="24"/>xyzCompany.getSharePrice());</text:p>
      <text:p text:style-name="P8">25</text:p>
      <text:p text:style-name="P8">26 <text:s text:c="6"/>// Get the number of shares to purchase.</text:p>
      <text:p text:style-name="P8">27 <text:s text:c="6"/>System.out.print("How many shares do you want to buy? ");</text:p>
      <text:p text:style-name="P8">28 <text:s text:c="6"/>sharesToBuy = keyboard.nextInt();</text:p>
      <text:p text:style-name="P8">29</text:p>
      <text:p text:style-name="P8">30 <text:s text:c="6"/>// Create a StockPurchase object for the transaction.</text:p>
      <text:p text:style-name="P8">31 <text:s text:c="6"/>StockPurchase buy =</text:p>
      <text:p text:style-name="P8">32 <text:s text:c="15"/>new StockPurchase(xyzCompany, sharesToBuy);</text:p>
      <text:p text:style-name="P8">33</text:p>
      <text:p text:style-name="P8">34 <text:s text:c="6"/>// Display the cost of the transaction.</text:p>
      <text:p text:style-name="P8">35 <text:s text:c="6"/>System.out.printf("Cost of the stock: $%,.2f",</text:p>
      <text:p text:style-name="P8">36 <text:s text:c="24"/>buy.getCost());</text:p>
      <text:p text:style-name="P8">37 <text:s text:c="3"/>}</text:p>
      <text:p text:style-name="P8">38 }</text:p>
      <text:p text:style-name="P8"/>
      <text:p text:style-name="P8">this can be done effectivelty with CRC cards or class, responsibilities, and collaborations. </text:p>
      <text:p text:style-name="P8"/>
      <text:p text:style-name="P8">You can use simple index cards for this procedure. Once you have gone through the process of finding the classes (which is discussed in Chapter 6, Section 6.9), set aside one index card for each class. At the <text:soft-page-break/>top of the index card, write the name of the class. Divide the rest of the card into two columns. In the left column, write each of the class’s responsibilities. As you write each responsibility, think about whether the class needs to collaborate with another class to fulfill that responsibility. Ask yourself questions such as the following:</text:p>
      <text:p text:style-name="P8"/>
      <text:p text:style-name="P8">Will an object of this class need to get data from another object in order to fulfill this responsibility?</text:p>
      <text:p text:style-name="P8"/>
      <text:p text:style-name="P8">Will an object of this class need to request another object to perform an operation in order to fulfill this responsibility?</text:p>
      <text:p text:style-name="P8"/>
      <text:p text:style-name="P8">If collaboration is required, write the name of the collaborating class in the right column, next to the responsibility that requires it. If no collaboration is required for a responsibility, simply write “None” in the right column, or leave it blank. Figure 8-20 shows an example CRC card for the StockPurchase class.</text:p>
      <text:p text:style-name="P8"/>
      <text:p text:style-name="P8">8.12 Common Errors to Avoid</text:p>
      <text:p text:style-name="P8">The following list describes several errors that are commonly committed when learning this chapter’s topics:</text:p>
      <text:p text:style-name="P8"/>
      <text:p text:style-name="P8">Attempting to refer to an instance field or instance method in a static method. Static methods can refer only to other class members that are static.</text:p>
      <text:p text:style-name="P8"/>
      <text:p text:style-name="P8">In a method that accepts an object as an argument, writing code that accidentally ­modifies the object. When a reference variable is passed as an argument to a method, the method has access to the object that the variable references. When writing a method that receives a reference variable as an argument, you must take care not to accidentally modify the contents of the object that is referenced by the variable.</text:p>
      <text:p text:style-name="P8"/>
      <text:p text:style-name="P8">Allowing a null reference to be used. Because a null reference variable does not reference an object, you cannot use it to perform an operation that would require the existence of an object. For example, a null reference variable cannot be used to call a method. If you attempt to perform an operation with a null reference variable, the program will terminate. This can happen when a class has a reference variable as a field, and it is not properly initialized with the address of an object.</text:p>
      <text:p text:style-name="P8"/>
      <text:p text:style-name="P8">Forgetting to use the fully qualified name of an enum constant. Under most circumstances you must use the fully qualified name of an enum constant. One exception to this is when the enum constant is used as a case expression in a switch statement.</text:p>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8T15:12:56.948000000</meta:creation-date>
    <dc:date>2023-03-09T12:26:29.383000000</dc:date>
    <meta:editing-duration>PT1H43M31S</meta:editing-duration>
    <meta:editing-cycles>4</meta:editing-cycles>
    <meta:generator>LibreOffice/7.4.0.3$Windows_X86_64 LibreOffice_project/f85e47c08ddd19c015c0114a68350214f7066f5a</meta:generator>
    <meta:document-statistic meta:table-count="0" meta:image-count="0" meta:object-count="0" meta:page-count="36" meta:paragraph-count="1322" meta:word-count="9528" meta:character-count="60074" meta:non-whitespace-character-count="46356"/>
  </office:meta>
</office:document-meta>
</file>